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16cm" fo:margin-left="-0.12cm" fo:margin-top="0cm" fo:margin-bottom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4.83cm"/>
    </style:style>
    <style:style style:name="Table1.C" style:family="table-column">
      <style:table-column-properties style:column-width="6.9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le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le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le1.A2" style:family="table-cell">
      <style:table-cell-properties fo:padding-left="0.191cm" fo:padding-right="0.191cm" fo:padding-top="0cm" fo:padding-bottom="0cm" fo:border-left="1.5pt solid #999999" fo:border-right="1pt solid #999999" fo:border-top="0.5pt solid #999999" fo:border-bottom="1pt fine-dashed #999999"/>
    </style:style>
    <style:style style:name="Table1.B2" style:family="table-cell">
      <style:table-cell-properties fo:padding-left="0.191cm" fo:padding-right="0.191cm" fo:padding-top="0cm" fo:padding-bottom="0cm" fo:border-left="1pt solid #999999" fo:border-right="1pt solid #999999" fo:border-top="0.5pt solid #999999" fo:border-bottom="1pt fine-dashed #999999"/>
    </style:style>
    <style:style style:name="Table1.C2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1.A3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le1.B3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le1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1.A4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1.B4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1.C4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" style:family="table">
      <style:table-properties style:width="16.316cm" fo:margin-left="-0.12cm" fo:margin-top="0cm" fo:margin-bottom="0cm" table:align="left" style:writing-mode="lr-tb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4.83cm"/>
    </style:style>
    <style:style style:name="Tabela1.C" style:family="table-column">
      <style:table-column-properties style:column-width="6.9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ela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ela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ela1.A2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ela1.B2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ela1.C2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.A7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ela1.B7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ela1.C7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ela1.A8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ela1.B8" style:family="table-cell">
      <style:table-cell-properties fo:padding-left="0.191cm" fo:padding-right="0.191cm" fo:padding-top="0cm" fo:padding-bottom="0cm" fo:border-left="1pt solid #999999" fo:border-right="1pt solid #999999" fo:border-top="1pt solid #999999" fo:border-bottom="1pt fine-dashed #999999"/>
    </style:style>
    <style:style style:name="Tabela1.C8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" style:family="table">
      <style:table-properties style:width="16.409cm" fo:margin-left="-0.208cm" fo:margin-top="0cm" fo:margin-bottom="0cm" table:align="left" style:writing-mode="lr-tb"/>
    </style:style>
    <style:style style:name="Table2.A" style:family="table-column">
      <style:table-column-properties style:column-width="14.508cm"/>
    </style:style>
    <style:style style:name="Table2.B" style:family="table-column">
      <style:table-column-properties style:column-width="1.901cm"/>
    </style:style>
    <style:style style:name="Table2.1" style:family="table-row">
      <style:table-row-properties style:min-row-height="0.725cm" fo:keep-together="auto"/>
    </style:style>
    <style:style style:name="Table2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2.B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le2.B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.A6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2.B6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2.A7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.5pt solid #999999"/>
    </style:style>
    <style:style style:name="Table2.B7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3" style:family="table">
      <style:table-properties style:width="16.399cm" fo:margin-left="-0.191cm" fo:margin-top="0cm" fo:margin-bottom="0cm" table:align="left" style:writing-mode="lr-tb"/>
    </style:style>
    <style:style style:name="Table3.A" style:family="table-column">
      <style:table-column-properties style:column-width="1.369cm"/>
    </style:style>
    <style:style style:name="Table3.B" style:family="table-column">
      <style:table-column-properties style:column-width="4.971cm"/>
    </style:style>
    <style:style style:name="Table3.C" style:family="table-column">
      <style:table-column-properties style:column-width="10.059cm"/>
    </style:style>
    <style:style style:name="Table3.1" style:family="table-row">
      <style:table-row-properties style:min-row-height="0.744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1.5pt solid #999999" fo:border-right="0.5pt solid #999999" fo:border-top="1.5pt solid #999999" fo:border-bottom="1pt solid #999999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999999" fo:border-right="1pt solid #999999" fo:border-top="1.5pt solid #999999" fo:border-bottom="1pt solid #999999"/>
    </style:style>
    <style:style style:name="Table3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3.2" style:family="table-row">
      <style:table-row-properties style:min-row-height="0.651cm" fo:keep-together="auto"/>
    </style:style>
    <style:style style:name="Table3.A2" style:family="table-cell">
      <style:table-cell-properties fo:padding-left="0.191cm" fo:padding-right="0.191cm" fo:padding-top="0cm" fo:padding-bottom="0cm" fo:border-left="1.5pt solid #999999" fo:border-right="0.5pt solid #999999" fo:border-top="1pt solid #999999" fo:border-bottom="0.5pt solid #999999"/>
    </style:style>
    <style:style style:name="Table3.B2" style:family="table-cell">
      <style:table-cell-properties fo:padding-left="0.191cm" fo:padding-right="0.191cm" fo:padding-top="0cm" fo:padding-bottom="0cm" fo:border-left="0.5pt solid #999999" fo:border-right="1pt solid #999999" fo:border-top="1pt solid #999999" fo:border-bottom="1pt fine-dashed #999999"/>
    </style:style>
    <style:style style:name="Table3.C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3.A3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3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4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4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4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5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5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5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6" style:family="table-cell">
      <style:table-cell-properties fo:padding-left="0.191cm" fo:padding-right="0.191cm" fo:padding-top="0cm" fo:padding-bottom="0cm" fo:border-left="1.5pt solid #999999" fo:border-right="0.5pt solid #999999" fo:border-top="0.5pt solid #999999" fo:border-bottom="1.5pt solid #999999"/>
    </style:style>
    <style:style style:name="Table3.B6" style:family="table-cell">
      <style:table-cell-properties fo:padding-left="0.191cm" fo:padding-right="0.191cm" fo:padding-top="0cm" fo:padding-bottom="0cm" fo:border-left="0.5pt solid #999999" fo:border-right="1pt solid #999999" fo:border-top="0.5pt solid #999999" fo:border-bottom="1pt fine-dashed #999999"/>
    </style:style>
    <style:style style:name="Table3.C6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3.A7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7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7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A8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8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8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9" style:family="table-row">
      <style:table-row-properties style:min-row-height="0.773cm" fo:keep-together="auto"/>
    </style:style>
    <style:style style:name="Table3.A9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.5pt solid #999999"/>
    </style:style>
    <style:style style:name="Table3.B9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.5pt solid #999999"/>
    </style:style>
    <style:style style:name="Table3.C9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4" style:family="table">
      <style:table-properties style:width="16.383cm" fo:margin-left="-0.191cm" fo:margin-top="0cm" fo:margin-bottom="0cm" table:align="left" style:writing-mode="lr-tb"/>
    </style:style>
    <style:style style:name="Table4.A" style:family="table-column">
      <style:table-column-properties style:column-width="3.967cm"/>
    </style:style>
    <style:style style:name="Table4.B" style:family="table-column">
      <style:table-column-properties style:column-width="4.867cm"/>
    </style:style>
    <style:style style:name="Table4.C" style:family="table-column">
      <style:table-column-properties style:column-width="7.5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4.B1" style:family="table-cell">
      <style:table-cell-properties style:vertical-align="middle" fo:padding-left="0.191cm" fo:padding-right="0.191cm" fo:padding-top="0cm" fo:padding-bottom="0cm" fo:border-left="1pt solid #999999" fo:border-right="1pt solid #999999" fo:border-top="1.5pt solid #999999" fo:border-bottom="1pt solid #999999"/>
    </style:style>
    <style:style style:name="Table4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4.A2" style:family="table-cell">
      <style:table-cell-properties fo:padding-left="0.191cm" fo:padding-right="0.191cm" fo:padding-top="0cm" fo:padding-bottom="0cm" fo:border-left="1.5pt solid #999999" fo:border-right="1pt solid #999999" fo:border-top="0.5pt solid #999999" fo:border-bottom="0.5pt solid #ffffff"/>
    </style:style>
    <style:style style:name="Table4.B2" style:family="table-cell">
      <style:table-cell-properties fo:padding-left="0.191cm" fo:padding-right="0.191cm" fo:padding-top="0cm" fo:padding-bottom="0cm" fo:border-left="1pt solid #999999" fo:border-right="1pt solid #999999" fo:border-top="0.5pt solid #999999" fo:border-bottom="1pt fine-dashed #999999"/>
    </style:style>
    <style:style style:name="Table4.C2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4.A3" style:family="table-cell">
      <style:table-cell-properties fo:padding-left="0.191cm" fo:padding-right="0.191cm" fo:padding-top="0cm" fo:padding-bottom="0cm" fo:border-left="1.5pt solid #999999" fo:border-right="1pt solid #999999" fo:border-top="0.5pt solid #ffffff" fo:border-bottom="0.5pt solid #ffffff"/>
    </style:style>
    <style:style style:name="Table4.B3" style:family="table-cell">
      <style:table-cell-properties fo:padding-left="0.191cm" fo:padding-right="0.191cm" fo:padding-top="0cm" fo:padding-bottom="0cm" fo:border-left="1pt solid #999999" fo:border-right="1pt solid #999999" fo:border-top="1pt solid #999999" fo:border-bottom="1pt fine-dashed #999999"/>
    </style:style>
    <style:style style:name="Table4.C3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4.A4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4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4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5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5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5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6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6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6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7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7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7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8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8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8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9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9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9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3" style:family="paragraph" style:parent-style-name="Contents_20_1">
      <style:paragraph-properties>
        <style:tab-stops>
          <style:tab-stop style:position="3.881cm"/>
          <style:tab-stop style:position="13.335cm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4.198cm"/>
          <style:tab-stop style:position="13.335cm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4.833cm"/>
          <style:tab-stop style:position="13.335cm"/>
        </style:tab-stops>
      </style:paragraph-properties>
    </style:style>
    <style:style style:name="P6" style:family="paragraph" style:parent-style-name="Standard">
      <style:paragraph-properties fo:margin-left="0.63cm" fo:margin-right="0cm" fo:text-indent="-0.63cm" style:auto-text-indent="false"/>
    </style:style>
    <style:style style:name="P7" style:family="paragraph" style:parent-style-name="Subtitle">
      <style:paragraph-properties fo:break-before="page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9" style:family="paragraph" style:parent-style-name="Standard">
      <style:paragraph-properties fo:margin-top="0cm" fo:margin-bottom="0.423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1" style:family="paragraph" style:parent-style-name="Standard">
      <style:paragraph-properties fo:margin-top="2.54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2" style:family="paragraph" style:parent-style-name="Standard">
      <style:paragraph-properties fo:margin-top="0cm" fo:margin-bottom="0.423cm" style:contextual-spacing="false"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4.445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 officeooo:paragraph-rsid="0091e480"/>
    </style:style>
    <style:style style:name="P17" style:family="paragraph" style:parent-style-name="Standard">
      <style:paragraph-properties fo:margin-left="0cm" fo:margin-right="0cm" fo:orphans="0" fo:widows="0" fo:text-indent="0cm" style:auto-text-indent="false"/>
    </style:style>
    <style:style style:name="P18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a37ec6"/>
    </style:style>
    <style:style style:name="P19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91e480"/>
    </style:style>
    <style:style style:name="P20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</style:style>
    <style:style style:name="P21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  <style:text-properties officeooo:paragraph-rsid="0112fdbd"/>
    </style:style>
    <style:style style:name="P22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fo:font-weight="bold" style:font-weight-asian="bold"/>
    </style:style>
    <style:style style:name="P23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fo:font-weight="bold" officeooo:paragraph-rsid="0112fdbd" style:font-weight-asian="bold"/>
    </style:style>
    <style:style style:name="P24" style:family="paragraph" style:parent-style-name="Standard">
      <style:paragraph-properties fo:margin-left="1.588cm" fo:margin-right="0cm" fo:text-indent="0cm" style:auto-text-indent="false">
        <style:tab-stops>
          <style:tab-stop style:position="6.033cm"/>
        </style:tab-stops>
      </style:paragraph-properties>
      <style:text-properties fo:font-weight="bold" officeooo:paragraph-rsid="0112fdbd" style:font-weight-asian="bold"/>
    </style:style>
    <style:style style:name="P25" style:family="paragraph" style:parent-style-name="Standard">
      <style:paragraph-properties fo:margin-left="1.588cm" fo:margin-right="0cm" fo:text-indent="0cm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style:font-weight-asian="bold"/>
    </style:style>
    <style:style style:name="P2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paragraph-rsid="0112fdbd" style:font-weight-asian="bold"/>
    </style:style>
    <style:style style:name="P28" style:family="paragraph" style:parent-style-name="Standard">
      <style:paragraph-properties fo:margin-left="1.588cm" fo:margin-right="0cm" fo:text-indent="0cm" style:auto-text-indent="false"/>
      <style:text-properties fo:font-weight="bold" officeooo:paragraph-rsid="0112fdbd" style:font-weight-asian="bold"/>
    </style:style>
    <style:style style:name="P29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  <style:text-properties fo:font-weight="bold" officeooo:paragraph-rsid="0112fdbd" style:font-weight-asian="bold"/>
    </style:style>
    <style:style style:name="P30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</style:style>
    <style:style style:name="P31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</style:style>
    <style:style style:name="P32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33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34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75ddb"/>
    </style:style>
    <style:style style:name="P35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36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37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a51e2"/>
    </style:style>
    <style:style style:name="P38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242dc2"/>
    </style:style>
    <style:style style:name="P39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2f6e4a"/>
    </style:style>
    <style:style style:name="P40" style:family="paragraph" style:parent-style-name="Standard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2f6e4a"/>
    </style:style>
    <style:style style:name="P41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</style:style>
    <style:style style:name="P4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paragraph-rsid="0112fdbd"/>
    </style:style>
    <style:style style:name="P4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</style:style>
    <style:style style:name="P44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officeooo:paragraph-rsid="0112fdbd"/>
    </style:style>
    <style:style style:name="P45" style:family="paragraph" style:parent-style-name="Standard">
      <style:paragraph-properties fo:margin-left="0cm" fo:margin-right="0cm" fo:orphans="0" fo:widows="0" fo:text-indent="0cm" style:auto-text-indent="false"/>
      <style:text-properties officeooo:rsid="00109184" officeooo:paragraph-rsid="00109184"/>
    </style:style>
    <style:style style:name="P46" style:family="paragraph" style:parent-style-name="Standard">
      <style:paragraph-properties fo:margin-left="0cm" fo:margin-right="0cm" fo:orphans="0" fo:widows="0" fo:text-indent="0cm" style:auto-text-indent="false"/>
      <style:text-properties officeooo:rsid="0027f99a" officeooo:paragraph-rsid="0027f99a"/>
    </style:style>
    <style:style style:name="P4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27f99a" officeooo:paragraph-rsid="0027f99a"/>
    </style:style>
    <style:style style:name="P48" style:family="paragraph" style:parent-style-name="Standard">
      <style:paragraph-properties fo:margin-left="0cm" fo:margin-right="0cm" fo:orphans="0" fo:widows="0" fo:text-indent="0cm" style:auto-text-indent="false"/>
      <style:text-properties officeooo:rsid="002855da" officeooo:paragraph-rsid="002855da"/>
    </style:style>
    <style:style style:name="P49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03992e2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3992e2" officeooo:paragraph-rsid="003992e2"/>
    </style:style>
    <style:style style:name="P51" style:family="paragraph" style:parent-style-name="Subtitle">
      <style:paragraph-properties fo:margin-top="0.212cm" fo:margin-bottom="2.963cm" style:contextual-spacing="false"/>
    </style:style>
    <style:style style:name="P52" style:family="paragraph" style:parent-style-name="Standard">
      <style:paragraph-properties fo:margin-left="0cm" fo:margin-right="0cm" fo:orphans="0" fo:widows="0" fo:text-indent="0cm" style:auto-text-indent="false"/>
      <style:text-properties officeooo:rsid="0011b4f3" officeooo:paragraph-rsid="0011b4f3"/>
    </style:style>
    <style:style style:name="P5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bd954b" officeooo:paragraph-rsid="00bd954b"/>
    </style:style>
    <style:style style:name="P54" style:family="paragraph" style:parent-style-name="Standard">
      <style:text-properties officeooo:paragraph-rsid="0091e480"/>
    </style:style>
    <style:style style:name="P55" style:family="paragraph" style:parent-style-name="Standard">
      <style:paragraph-properties fo:margin-left="0cm" fo:margin-right="0cm" fo:text-indent="0cm" style:auto-text-indent="false"/>
    </style:style>
    <style:style style:name="P56" style:family="paragraph" style:parent-style-name="Paragraph_20_Style_20_1">
      <style:paragraph-properties fo:margin-left="0cm" fo:margin-right="0cm" fo:line-height="120%" fo:text-indent="0.499cm" style:auto-text-indent="false"/>
    </style:style>
    <style:style style:name="P57" style:family="paragraph" style:parent-style-name="Paragraph_20_Style_20_1">
      <style:paragraph-properties fo:margin-left="0cm" fo:margin-right="0cm" fo:line-height="120%" fo:text-indent="0.499cm" style:auto-text-indent="false"/>
      <style:text-properties fo:letter-spacing="-0.004cm"/>
    </style:style>
    <style:style style:name="P58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hyphenation-ladder-count="no-limit" fo:text-indent="0cm" style:auto-text-indent="false" fo:background-color="transparent" style:vertical-align="middle" style:writing-mode="lr-tb"/>
      <style:text-properties fo:color="#000000" loext:opacity="100%" fo:hyphenate="false" fo:hyphenation-remain-char-count="2" fo:hyphenation-push-char-count="2" loext:hyphenation-no-caps="false"/>
    </style:style>
    <style:style style:name="P59" style:family="paragraph" style:parent-style-name="kropka" style:master-page-name="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page-number="auto" fo:background-color="transparent" style:vertical-align="middle" style:writing-mode="lr-tb"/>
      <style:text-properties fo:color="#000000" loext:opacity="100%"/>
    </style:style>
    <style:style style:name="P60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vertical-align="middle" style:writing-mode="lr-tb"/>
      <style:text-properties fo:color="#000000" loext:opacity="100%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2f0b7" officeooo:paragraph-rsid="0012f0b7"/>
    </style:style>
    <style:style style:name="P62" style:family="paragraph" style:parent-style-name="Standard">
      <style:paragraph-properties fo:margin-left="0cm" fo:margin-right="0cm" fo:orphans="0" fo:widows="0" fo:text-indent="0cm" style:auto-text-indent="false"/>
      <style:text-properties officeooo:rsid="00c58c59" officeooo:paragraph-rsid="00c58c59"/>
    </style:style>
    <style:style style:name="P63" style:family="paragraph" style:parent-style-name="Standard">
      <style:paragraph-properties fo:margin-left="0cm" fo:margin-right="0cm" fo:orphans="0" fo:widows="0" fo:text-indent="0cm" style:auto-text-indent="false"/>
      <style:text-properties officeooo:rsid="00c73e20" officeooo:paragraph-rsid="00c73e20"/>
    </style:style>
    <style:style style:name="P64" style:family="paragraph" style:parent-style-name="Standard">
      <style:paragraph-properties fo:margin-left="0cm" fo:margin-right="0cm" fo:orphans="0" fo:widows="0" fo:text-indent="0cm" style:auto-text-indent="false"/>
      <style:text-properties officeooo:rsid="00c98e27" officeooo:paragraph-rsid="00c98e27"/>
    </style:style>
    <style:style style:name="P65" style:family="paragraph" style:parent-style-name="Standard">
      <style:paragraph-properties fo:margin-left="0cm" fo:margin-right="0cm" fo:orphans="0" fo:widows="0" fo:text-indent="0cm" style:auto-text-indent="false"/>
      <style:text-properties officeooo:rsid="00cae9f4" officeooo:paragraph-rsid="00cae9f4"/>
    </style:style>
    <style:style style:name="P66" style:family="paragraph" style:parent-style-name="Standard">
      <style:paragraph-properties fo:margin-left="0cm" fo:margin-right="0cm" fo:orphans="0" fo:widows="0" fo:text-indent="0cm" style:auto-text-indent="false"/>
      <style:text-properties officeooo:rsid="00cc8965" officeooo:paragraph-rsid="00cc8965"/>
    </style:style>
    <style:style style:name="P67" style:family="paragraph" style:parent-style-name="Standard">
      <style:paragraph-properties fo:margin-left="0cm" fo:margin-right="0cm" fo:orphans="0" fo:widows="0" fo:text-indent="0cm" style:auto-text-indent="false"/>
      <style:text-properties officeooo:rsid="00ce7120" officeooo:paragraph-rsid="00ce7120"/>
    </style:style>
    <style:style style:name="P68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0ea92"/>
    </style:style>
    <style:style style:name="P69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6358e"/>
    </style:style>
    <style:style style:name="P70" style:family="paragraph" style:parent-style-name="Standard">
      <style:paragraph-properties fo:margin-left="0cm" fo:margin-right="0cm" fo:orphans="0" fo:widows="0" fo:text-indent="0cm" style:auto-text-indent="false"/>
      <style:text-properties officeooo:rsid="0083c90f" officeooo:paragraph-rsid="00a37ec6"/>
    </style:style>
    <style:style style:name="P71" style:family="paragraph" style:parent-style-name="Standard">
      <style:paragraph-properties fo:margin-left="0cm" fo:margin-right="0cm" fo:orphans="0" fo:widows="0" fo:text-indent="0cm" style:auto-text-indent="false"/>
      <style:text-properties officeooo:rsid="008262fd" officeooo:paragraph-rsid="0091e480"/>
    </style:style>
    <style:style style:name="P72" style:family="paragraph" style:parent-style-name="Standard">
      <style:paragraph-properties fo:margin-left="0cm" fo:margin-right="0cm" fo:orphans="0" fo:widows="0" fo:text-indent="0cm" style:auto-text-indent="false"/>
      <style:text-properties officeooo:rsid="008e7e4c" officeooo:paragraph-rsid="0091e480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12f0b7"/>
    </style:style>
    <style:style style:name="P74" style:family="paragraph" style:parent-style-name="Standard">
      <style:paragraph-properties fo:margin-left="0cm" fo:margin-right="0cm" fo:orphans="0" fo:widows="0" fo:text-indent="0cm" style:auto-text-indent="false"/>
      <style:text-properties officeooo:rsid="006fcf12" officeooo:paragraph-rsid="00f76b6e"/>
    </style:style>
    <style:style style:name="P75" style:family="paragraph" style:parent-style-name="Standard">
      <style:paragraph-properties fo:margin-left="0cm" fo:margin-right="0cm" fo:orphans="0" fo:widows="0" fo:text-indent="0cm" style:auto-text-indent="false"/>
      <style:text-properties officeooo:rsid="00e0925f" officeooo:paragraph-rsid="00e0925f"/>
    </style:style>
    <style:style style:name="P76" style:family="paragraph" style:parent-style-name="Standard">
      <style:paragraph-properties fo:margin-left="0cm" fo:margin-right="0cm" fo:orphans="0" fo:widows="0" fo:text-indent="0cm" style:auto-text-indent="false"/>
      <style:text-properties officeooo:rsid="00e38f59" officeooo:paragraph-rsid="00e38f59"/>
    </style:style>
    <style:style style:name="P77" style:family="paragraph" style:parent-style-name="Standard">
      <style:paragraph-properties fo:margin-left="0cm" fo:margin-right="0cm" fo:orphans="0" fo:widows="0" fo:text-indent="0cm" style:auto-text-indent="false"/>
      <style:text-properties officeooo:rsid="00e461db" officeooo:paragraph-rsid="00e461db"/>
    </style:style>
    <style:style style:name="P7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e930f6" officeooo:paragraph-rsid="00e930f6"/>
    </style:style>
    <style:style style:name="P79" style:family="paragraph" style:parent-style-name="Standard">
      <style:paragraph-properties fo:margin-left="0cm" fo:margin-right="0cm" fo:orphans="0" fo:widows="0" fo:text-indent="0cm" style:auto-text-indent="false"/>
      <style:text-properties officeooo:rsid="00eba6fe" officeooo:paragraph-rsid="00eba6fe"/>
    </style:style>
    <style:style style:name="P80" style:family="paragraph" style:parent-style-name="Standard">
      <style:paragraph-properties fo:margin-left="0cm" fo:margin-right="0cm" fo:orphans="0" fo:widows="0" fo:text-indent="0cm" style:auto-text-indent="false"/>
      <style:text-properties officeooo:rsid="00ed5d27" officeooo:paragraph-rsid="00ed5d27"/>
    </style:style>
    <style:style style:name="P8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f09c7e" officeooo:paragraph-rsid="00f09c7e"/>
    </style:style>
    <style:style style:name="P82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0f92dee"/>
    </style:style>
    <style:style style:name="P83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0ff72d0"/>
    </style:style>
    <style:style style:name="P84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0154c4"/>
    </style:style>
    <style:style style:name="P85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11b8a2"/>
    </style:style>
    <style:style style:name="P86" style:family="paragraph" style:parent-style-name="Standard">
      <style:paragraph-properties fo:margin-left="0cm" fo:margin-right="0cm" fo:orphans="0" fo:widows="0" fo:text-indent="0cm" style:auto-text-indent="false"/>
      <style:text-properties officeooo:rsid="00f971c3" officeooo:paragraph-rsid="010154c4"/>
    </style:style>
    <style:style style:name="P87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0fb3357"/>
    </style:style>
    <style:style style:name="P88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0a3c56"/>
    </style:style>
    <style:style style:name="P89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0d61ae"/>
    </style:style>
    <style:style style:name="P90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027f99a" officeooo:paragraph-rsid="00fcce14"/>
    </style:style>
    <style:style style:name="P91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0a133" officeooo:paragraph-rsid="010154c4"/>
    </style:style>
    <style:style style:name="P92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2230f" officeooo:paragraph-rsid="010902ad"/>
    </style:style>
    <style:style style:name="P93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a3c56" officeooo:paragraph-rsid="010a3c56"/>
    </style:style>
    <style:style style:name="P94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10d940" officeooo:paragraph-rsid="0110d940"/>
    </style:style>
    <style:style style:name="P95" style:family="paragraph" style:parent-style-name="Standard">
      <style:paragraph-properties fo:margin-left="0cm" fo:margin-right="0cm" fo:orphans="0" fo:widows="0" fo:text-indent="0cm" style:auto-text-indent="false"/>
      <style:text-properties officeooo:rsid="00fc7101" officeooo:paragraph-rsid="00fc7101"/>
    </style:style>
    <style:style style:name="P96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0154c4"/>
    </style:style>
    <style:style style:name="P97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11b8a2"/>
    </style:style>
    <style:style style:name="P98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0154c4"/>
    </style:style>
    <style:style style:name="P99" style:family="paragraph" style:parent-style-name="Standard">
      <style:paragraph-properties fo:margin-left="0cm" fo:margin-right="0cm" fo:orphans="0" fo:widows="0" fo:text-indent="0cm" style:auto-text-indent="false"/>
      <style:text-properties officeooo:rsid="0102230f" officeooo:paragraph-rsid="0102230f"/>
    </style:style>
    <style:style style:name="P100" style:family="paragraph" style:parent-style-name="Standard">
      <style:paragraph-properties fo:margin-left="0cm" fo:margin-right="0cm" fo:orphans="0" fo:widows="0" fo:text-indent="0cm" style:auto-text-indent="false"/>
      <style:text-properties officeooo:rsid="01028247" officeooo:paragraph-rsid="01028247"/>
    </style:style>
    <style:style style:name="P101" style:family="paragraph" style:parent-style-name="Standard">
      <style:paragraph-properties fo:margin-left="0cm" fo:margin-right="0cm" fo:orphans="0" fo:widows="0" fo:text-indent="0cm" style:auto-text-indent="false"/>
      <style:text-properties officeooo:rsid="010902ad" officeooo:paragraph-rsid="010902ad"/>
    </style:style>
    <style:style style:name="P102" style:family="paragraph" style:parent-style-name="Standard">
      <style:paragraph-properties fo:margin-left="0cm" fo:margin-right="0cm" fo:orphans="0" fo:widows="0" fo:text-indent="0cm" style:auto-text-indent="false"/>
      <style:text-properties officeooo:rsid="010938d7" officeooo:paragraph-rsid="010938d7"/>
    </style:style>
    <style:style style:name="P103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0a3c56"/>
    </style:style>
    <style:style style:name="P104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0d61ae"/>
    </style:style>
    <style:style style:name="P105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12fdbd" style:font-weight-asian="normal" style:font-weight-complex="normal"/>
    </style:style>
    <style:style style:name="P10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rsid="01281115" officeooo:paragraph-rsid="01281115" style:font-weight-asian="normal" style:font-weight-complex="normal"/>
    </style:style>
    <style:style style:name="P10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2f6e4a" style:font-weight-asian="normal"/>
    </style:style>
    <style:style style:name="P108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1d3521" officeooo:paragraph-rsid="011d3521"/>
    </style:style>
    <style:style style:name="P109" style:family="paragraph" style:parent-style-name="Standard">
      <style:paragraph-properties fo:margin-left="0cm" fo:margin-right="0cm" fo:orphans="0" fo:widows="0" fo:text-indent="0cm" style:auto-text-indent="false"/>
      <style:text-properties officeooo:rsid="012a4107" officeooo:paragraph-rsid="012a4107"/>
    </style:style>
    <style:style style:name="P110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2f6e4a" officeooo:paragraph-rsid="012f6e4a"/>
    </style:style>
    <style:style style:name="P111" style:family="paragraph" style:parent-style-name="Title">
      <style:paragraph-properties fo:margin-top="7.408cm" fo:margin-bottom="0.212cm" style:contextual-spacing="false"/>
      <style:text-properties officeooo:rsid="00c1639c" officeooo:paragraph-rsid="00c1639c"/>
    </style:style>
    <style:style style:name="P112" style:family="paragraph" style:parent-style-name="Logo" style:master-page-name="First_20_Page">
      <style:paragraph-properties style:page-number="auto">
        <style:tab-stops>
          <style:tab-stop style:position="0.318cm"/>
          <style:tab-stop style:position="15.558cm" style:type="right"/>
        </style:tab-stops>
      </style:paragraph-properties>
    </style:style>
    <style:style style:name="P113" style:family="paragraph" style:parent-style-name="Paragraph_20_Style_20_1">
      <style:paragraph-properties fo:margin-left="0cm" fo:margin-right="0cm" fo:line-height="120%" fo:text-indent="0.499cm" style:auto-text-indent="false"/>
      <style:text-properties fo:letter-spacing="-0.004cm"/>
    </style:style>
    <style:style style:name="P114" style:family="paragraph" style:parent-style-name="Paragraph_20_Style_20_1">
      <style:paragraph-properties fo:margin-left="0cm" fo:margin-right="0cm" fo:line-height="120%" fo:text-indent="0.499cm" style:auto-text-indent="false"/>
      <style:text-properties fo:color="#000000" loext:opacity="100%" fo:letter-spacing="-0.004cm"/>
    </style:style>
    <style:style style:name="P115" style:family="paragraph" style:parent-style-name="Heading_20_1">
      <style:paragraph-properties fo:margin-left="0.63cm" fo:margin-right="0cm" fo:text-indent="-0.63cm" style:auto-text-indent="false" fo:break-before="page"/>
    </style:style>
    <style:style style:name="P116" style:family="paragraph" style:parent-style-name="Heading_20_1">
      <style:paragraph-properties fo:margin-left="0.63cm" fo:margin-right="0cm" fo:text-indent="-0.63cm" style:auto-text-indent="false" fo:break-before="page"/>
      <style:text-properties officeooo:paragraph-rsid="0091e480"/>
    </style:style>
    <style:style style:name="P117" style:family="paragraph" style:parent-style-name="Heading_20_1">
      <style:paragraph-properties fo:margin-left="0cm" fo:margin-right="0cm" fo:text-indent="0cm" style:auto-text-indent="false" fo:break-before="page"/>
      <style:text-properties officeooo:paragraph-rsid="0091e480"/>
    </style:style>
    <style:style style:name="P118" style:family="paragraph" style:parent-style-name="Heading_20_1">
      <style:paragraph-properties fo:margin-left="0cm" fo:margin-right="0cm" fo:text-indent="0cm" style:auto-text-indent="false"/>
    </style:style>
    <style:style style:name="P119" style:family="paragraph" style:parent-style-name="Heading_20_2" style:list-style-name="">
      <style:paragraph-properties fo:margin-left="0.635cm" fo:margin-right="0cm" fo:text-indent="0cm" style:auto-text-indent="false"/>
    </style:style>
    <style:style style:name="P120" style:family="paragraph" style:parent-style-name="Heading_20_2" style:list-style-name="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 style:font-style-complex="normal" style:font-weight-complex="normal"/>
    </style:style>
    <style:style style:name="P121" style:family="paragraph" style:parent-style-name="Heading_20_2">
      <style:paragraph-properties fo:margin-left="0cm" fo:margin-right="0cm" fo:text-indent="0cm" style:auto-text-indent="false" fo:break-before="page">
        <style:tab-stops>
          <style:tab-stop style:position="1.588cm"/>
        </style:tab-stops>
      </style:paragraph-properties>
    </style:style>
    <style:style style:name="P122" style:family="paragraph" style:parent-style-name="Heading_20_2" style:master-page-name="">
      <loext:graphic-properties draw:fill="none"/>
      <style:paragraph-properties fo:margin-left="0.801cm" fo:margin-right="0cm" fo:margin-top="0.423cm" fo:margin-bottom="0cm" style:contextual-spacing="false" fo:text-align="start" style:justify-single-word="false" fo:orphans="2" fo:widows="2" fo:text-indent="-0.801cm" style:auto-text-indent="false" style:page-number="auto" fo:break-before="page" fo:background-color="transparent" fo:keep-with-next="always" style:writing-mode="lr-tb"/>
    </style:style>
    <style:style style:name="P123" style:family="paragraph" style:parent-style-name="Heading_20_3">
      <style:paragraph-properties fo:margin-left="0cm" fo:margin-right="0cm" fo:text-indent="0cm" style:auto-text-indent="false"/>
    </style:style>
    <style:style style:name="P124" style:family="paragraph" style:parent-style-name="Heading_20_3">
      <style:paragraph-properties fo:margin-left="0cm" fo:margin-right="0cm" fo:text-indent="0cm" style:auto-text-indent="false" fo:break-before="page"/>
    </style:style>
    <style:style style:name="P125" style:family="paragraph" style:parent-style-name="Heading_20_3">
      <style:paragraph-properties fo:margin-left="0cm" fo:margin-right="0cm" fo:text-indent="0cm" style:auto-text-indent="false" fo:break-before="page"/>
      <style:text-properties officeooo:rsid="011568d4" officeooo:paragraph-rsid="011568d4"/>
    </style:style>
    <style:style style:name="P126" style:family="paragraph" style:parent-style-name="Heading_20_3">
      <style:paragraph-properties fo:margin-left="0cm" fo:margin-right="0cm" fo:text-indent="0cm" style:auto-text-indent="false" fo:break-before="page"/>
      <style:text-properties officeooo:rsid="011957d7" officeooo:paragraph-rsid="011957d7"/>
    </style:style>
    <style:style style:name="P127" style:family="paragraph" style:parent-style-name="Heading_20_3">
      <style:paragraph-properties fo:margin-left="0cm" fo:margin-right="0cm" fo:text-indent="0cm" style:auto-text-indent="false" fo:break-before="page"/>
      <style:text-properties officeooo:paragraph-rsid="012300ce"/>
    </style:style>
    <style:style style:name="P128" style:family="paragraph" style:parent-style-name="Heading_20_3">
      <style:paragraph-properties fo:margin-left="0cm" fo:margin-right="0cm" fo:text-indent="0cm" style:auto-text-indent="false" fo:break-before="page"/>
      <style:text-properties officeooo:rsid="0129a292" officeooo:paragraph-rsid="0129a292"/>
    </style:style>
    <style:style style:name="P129" style:family="paragraph" style:parent-style-name="Standard" style:list-style-name="WWNum4"/>
    <style:style style:name="P130" style:family="paragraph" style:parent-style-name="Standard" style:list-style-name="L1">
      <style:text-properties officeooo:rsid="0118db41" officeooo:paragraph-rsid="0118db41"/>
    </style:style>
    <style:style style:name="P131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rsid="00523e8c" officeooo:paragraph-rsid="0112fdbd" style:font-weight-asian="bold"/>
    </style:style>
    <style:style style:name="P132" style:family="paragraph" style:parent-style-name="Standard" style:list-style-name="L2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33" style:family="paragraph" style:parent-style-name="Standard" style:list-style-name="WWNum4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34" style:family="paragraph" style:parent-style-name="Standard" style:list-style-name="L3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2645df"/>
    </style:style>
    <style:style style:name="P135" style:family="paragraph" style:parent-style-name="Standard" style:list-style-name="L3">
      <style:text-properties officeooo:rsid="012645df" officeooo:paragraph-rsid="012645df"/>
    </style:style>
    <style:style style:name="P136" style:family="paragraph" style:parent-style-name="Standard" style:list-style-name="L4">
      <style:text-properties officeooo:paragraph-rsid="012f6e4a"/>
    </style:style>
    <style:style style:name="P137" style:family="paragraph" style:parent-style-name="Standard" style:list-style-name="L4">
      <style:text-properties officeooo:rsid="012f6e4a" officeooo:paragraph-rsid="012f6e4a"/>
    </style:style>
    <style:style style:name="P138" style:family="paragraph">
      <style:paragraph-properties fo:text-align="center"/>
    </style:style>
    <style:style style:name="P139" style:family="paragraph">
      <loext:graphic-properties draw:fill="none" draw:fill-color="#ffffff"/>
      <style:paragraph-properties fo:text-align="center" style:writing-mode="lr-tb"/>
    </style:style>
    <style:style style:name="P140" style:family="paragraph">
      <loext:graphic-properties draw:fill-color="#ffffff"/>
      <style:paragraph-properties fo:text-align="center"/>
    </style:style>
    <style:style style:name="P141" style:family="paragraph">
      <loext:graphic-properties draw:fill="solid" draw:fill-color="#ffffff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language="en" fo:country="US"/>
    </style:style>
    <style:style style:name="T3" style:family="text">
      <style:text-properties fo:font-variant="normal" fo:text-transform="non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Calibri" fo:font-size="11pt" fo:font-weight="normal" style:font-size-asian="11pt" style:font-weight-asian="normal" style:font-weight-complex="normal"/>
    </style:style>
    <style:style style:name="T5" style:family="text">
      <style:text-properties fo:font-variant="normal" fo:text-transform="none" style:font-name="Calibri" fo:font-size="11pt" style:font-size-asian="11pt"/>
    </style:style>
    <style:style style:name="T6" style:family="text">
      <style:text-properties text:display="tru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119d3ed"/>
    </style:style>
    <style:style style:name="T9" style:family="text">
      <style:text-properties style:text-underline-style="solid" style:text-underline-width="auto" style:text-underline-color="font-color" officeooo:rsid="011957d7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3d128" style:font-weight-asian="bold" style:font-weight-complex="bold"/>
    </style:style>
    <style:style style:name="T13" style:family="text">
      <style:text-properties fo:font-weight="bold" officeooo:rsid="00e38f59" style:font-weight-asian="bold" style:font-weight-complex="bold"/>
    </style:style>
    <style:style style:name="T14" style:family="text">
      <style:text-properties fo:font-weight="bold" officeooo:rsid="00523e8c" style:font-weight-asian="bold"/>
    </style:style>
    <style:style style:name="T15" style:family="text">
      <style:text-properties officeooo:rsid="00109184"/>
    </style:style>
    <style:style style:name="T16" style:family="text">
      <style:text-properties officeooo:rsid="0011b4f3"/>
    </style:style>
    <style:style style:name="T17" style:family="text">
      <style:text-properties officeooo:rsid="00388cf5"/>
    </style:style>
    <style:style style:name="T18" style:family="text">
      <style:text-properties fo:font-weight="normal" officeooo:rsid="011a51e2" style:font-weight-asian="normal" style:font-weight-complex="normal"/>
    </style:style>
    <style:style style:name="T19" style:family="text">
      <style:text-properties fo:font-weight="normal" officeooo:rsid="011d3521" style:font-weight-asian="normal" style:font-weight-complex="normal"/>
    </style:style>
    <style:style style:name="T20" style:family="text">
      <style:text-properties officeooo:rsid="0091e480"/>
    </style:style>
    <style:style style:name="T21" style:family="text">
      <style:text-properties officeooo:rsid="00c1639c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c73e20"/>
    </style:style>
    <style:style style:name="T24" style:family="text">
      <style:text-properties officeooo:rsid="00d6358e"/>
    </style:style>
    <style:style style:name="T25" style:family="text">
      <style:text-properties officeooo:rsid="00d70b52"/>
    </style:style>
    <style:style style:name="T26" style:family="text">
      <style:text-properties fo:letter-spacing="-0.004cm"/>
    </style:style>
    <style:style style:name="T27" style:family="text">
      <style:text-properties officeooo:rsid="0012f0b7"/>
    </style:style>
    <style:style style:name="T28" style:family="text">
      <style:text-properties style:text-outline="false" fo:font-weight="bold" style:font-weight-asian="bold"/>
    </style:style>
    <style:style style:name="T29" style:family="text">
      <style:text-properties officeooo:rsid="00db40c1"/>
    </style:style>
    <style:style style:name="T30" style:family="text">
      <style:text-properties officeooo:rsid="00dd8b78"/>
    </style:style>
    <style:style style:name="T31" style:family="text">
      <style:text-properties officeooo:rsid="00e0925f"/>
    </style:style>
    <style:style style:name="T32" style:family="text">
      <style:text-properties officeooo:rsid="00e38f59"/>
    </style:style>
    <style:style style:name="T33" style:family="text">
      <style:text-properties officeooo:rsid="00e930f6"/>
    </style:style>
    <style:style style:name="T34" style:family="text">
      <style:text-properties officeooo:rsid="00e96eb7"/>
    </style:style>
    <style:style style:name="T35" style:family="text">
      <style:text-properties officeooo:rsid="00f09c7e"/>
    </style:style>
    <style:style style:name="T36" style:family="text">
      <style:text-properties officeooo:rsid="00f35c96"/>
    </style:style>
    <style:style style:name="T37" style:family="text">
      <style:text-properties officeooo:rsid="00f39bf8"/>
    </style:style>
    <style:style style:name="T38" style:family="text">
      <style:text-properties officeooo:rsid="00f76b6e"/>
    </style:style>
    <style:style style:name="T39" style:family="text">
      <style:text-properties officeooo:rsid="00fc7101"/>
    </style:style>
    <style:style style:name="T40" style:family="text">
      <style:text-properties officeooo:rsid="00fcce14"/>
    </style:style>
    <style:style style:name="T41" style:family="text">
      <style:text-properties officeooo:rsid="00fdc139"/>
    </style:style>
    <style:style style:name="T42" style:family="text">
      <style:text-properties officeooo:rsid="00ff72d0"/>
    </style:style>
    <style:style style:name="T43" style:family="text">
      <style:text-properties officeooo:rsid="010154c4"/>
    </style:style>
    <style:style style:name="T44" style:family="text">
      <style:text-properties officeooo:rsid="01074e9c"/>
    </style:style>
    <style:style style:name="T45" style:family="text">
      <style:text-properties officeooo:rsid="010a3c56"/>
    </style:style>
    <style:style style:name="T46" style:family="text">
      <style:text-properties officeooo:rsid="010d61ae"/>
    </style:style>
    <style:style style:name="T47" style:family="text">
      <style:text-properties officeooo:rsid="01175ddb"/>
    </style:style>
    <style:style style:name="T48" style:family="text">
      <style:text-properties officeooo:rsid="0118db41"/>
    </style:style>
    <style:style style:name="T49" style:family="text">
      <style:text-properties officeooo:rsid="0118f950"/>
    </style:style>
    <style:style style:name="T50" style:family="text">
      <style:text-properties officeooo:rsid="00523e8c"/>
    </style:style>
    <style:style style:name="T51" style:family="text">
      <style:text-properties officeooo:rsid="0119d3ed"/>
    </style:style>
    <style:style style:name="T52" style:family="text">
      <style:text-properties officeooo:rsid="011b6110"/>
    </style:style>
    <style:style style:name="T53" style:family="text">
      <style:text-properties officeooo:rsid="011c1a80"/>
    </style:style>
    <style:style style:name="T54" style:family="text">
      <style:text-properties officeooo:rsid="011d3521"/>
    </style:style>
    <style:style style:name="T55" style:family="text">
      <style:text-properties officeooo:rsid="01202ea6"/>
    </style:style>
    <style:style style:name="T56" style:family="text">
      <style:text-properties officeooo:rsid="0121d056"/>
    </style:style>
    <style:style style:name="T57" style:family="text">
      <style:text-properties officeooo:rsid="012300ce"/>
    </style:style>
    <style:style style:name="T58" style:family="text">
      <style:text-properties officeooo:rsid="01242dc2"/>
    </style:style>
    <style:style style:name="T59" style:family="text">
      <style:text-properties officeooo:rsid="012645df"/>
    </style:style>
    <style:style style:name="T60" style:family="text">
      <style:text-properties officeooo:rsid="01281115"/>
    </style:style>
    <style:style style:name="T61" style:family="text">
      <style:text-properties officeooo:rsid="0129a292"/>
    </style:style>
    <style:style style:name="T62" style:family="text">
      <style:text-properties officeooo:rsid="0129afb8"/>
    </style:style>
    <style:style style:name="T63" style:family="text">
      <style:text-properties officeooo:rsid="012bc095"/>
    </style:style>
    <style:style style:name="T64" style:family="text">
      <style:text-properties officeooo:rsid="012d8c39"/>
    </style:style>
    <style:style style:name="T65" style:family="text">
      <style:text-properties officeooo:rsid="012f6e4a"/>
    </style:style>
    <style:style style:name="T66" style:family="text">
      <style:text-properties officeooo:rsid="00523e8c" style:font-weight-complex="normal"/>
    </style:style>
    <style:style style:name="T67" style:family="text">
      <style:text-properties officeooo:rsid="012f6e4a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37cm" fo:min-width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1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65cm" fo:min-width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2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302cm" fo:min-width="1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356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773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529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773cm" fo:min-width="3.2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text:span text:style-name="T15">Piotr Heinzelman</text:span><text:tab/>Warszawa, <text:span text:style-name="T15">1</text:span><text:span text:style-name="T21">6</text:span>.<text:span text:style-name="T15">1</text:span>2.20<text:span text:style-name="T15">2</text:span><text:span text:style-name="T21">2</text:span></text:p>
      <text:h text:style-name="P111" text:outline-level="1"><text:line-break/>Katalog produktów<text:line-break/><text:span text:style-name="T22">(System Wydawniczy)</text:span></text:h>
      <text:p text:style-name="P51">specyfikacja wymagań</text:p>
      <text:p text:style-name="P8"><text:tab/>opisany w tym dokumencie system<text:tab/>opisany w tym dokumencie system</text:p>
      <text:p text:style-name="P9"><text:tab/>spełnia oczekiwania zamawiającego<text:tab/>spełnia oczekiwania sponsora projektu</text:p>
      <text:p text:style-name="P10"/>
      <text:p text:style-name="P10"><text:tab/>.......................................................<text:tab/>.......................................................<text:line-break/><text:tab/>xxxx xxxxxx<text:tab/>xxxxx xxxxxx<text:line-break/><text:tab/>Zamawiający<text:tab/><text:span text:style-name="T21">Sponsor </text:span></text:p>
      <text:p text:style-name="P11"><text:tab/></text:p>
      <text:p text:style-name="P12"><text:tab/>dokument jest formalnie poprawny</text:p>
      <text:p text:style-name="P13"/>
      <text:p text:style-name="P13"><text:tab/>.......................................................<text:line-break/><text:tab/>Kierownik projektu</text:p>
      <text:p text:style-name="P7">spis treści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</text:index-source-styles>
        </text:table-of-content-source>
        <text:index-body>
          <text:p text:style-name="P3"><text:a xlink:type="simple" xlink:href="#_Toc162334921" text:style-name="Index_20_Link" text:visited-style-name="Index_20_Link">1.</text:a><text:a xlink:type="simple" xlink:href="#_Toc162334921" text:style-name="Index_20_Link" text:visited-style-name="Index_20_Link"><text:span text:style-name="T3"><text:tab/></text:span></text:a><text:a xlink:type="simple" xlink:href="#_Toc162334921" text:style-name="Index_20_Link" text:visited-style-name="Index_20_Link">Słownik i konwencje nazewnicze</text:a><text:a xlink:type="simple" xlink:href="#_Toc162334921" text:style-name="Index_20_Link" text:visited-style-name="Index_20_Link"><text:span text:style-name="T6"><text:tab/>3</text:span></text:a></text:p>
          <text:p text:style-name="P3"><text:a xlink:type="simple" xlink:href="#_Toc162334922" text:style-name="Index_20_Link" text:visited-style-name="Index_20_Link">2.</text:a><text:a xlink:type="simple" xlink:href="#_Toc162334922" text:style-name="Index_20_Link" text:visited-style-name="Index_20_Link"><text:span text:style-name="T3"><text:tab/></text:span></text:a><text:a xlink:type="simple" xlink:href="#_Toc162334922" text:style-name="Index_20_Link" text:visited-style-name="Index_20_Link">Cel i kontekst</text:a><text:a xlink:type="simple" xlink:href="#_Toc162334922" text:style-name="Index_20_Link" text:visited-style-name="Index_20_Link"><text:span text:style-name="T6"><text:tab/>4</text:span></text:a></text:p>
          <text:p text:style-name="P3"><text:a xlink:type="simple" xlink:href="#_Toc162334923" text:style-name="Index_20_Link" text:visited-style-name="Index_20_Link">3.</text:a><text:a xlink:type="simple" xlink:href="#_Toc162334923" text:style-name="Index_20_Link" text:visited-style-name="Index_20_Link"><text:span text:style-name="T3"><text:tab/></text:span></text:a><text:a xlink:type="simple" xlink:href="#_Toc162334923" text:style-name="Index_20_Link" text:visited-style-name="Index_20_Link">Zakres projektu</text:a><text:a xlink:type="simple" xlink:href="#_Toc162334923" text:style-name="Index_20_Link" text:visited-style-name="Index_20_Link"><text:span text:style-name="T6"><text:tab/>5</text:span></text:a></text:p>
          <text:p text:style-name="P3"><text:a xlink:type="simple" xlink:href="#_Toc162334924" text:style-name="Index_20_Link" text:visited-style-name="Index_20_Link">4.</text:a><text:a xlink:type="simple" xlink:href="#_Toc162334924" text:style-name="Index_20_Link" text:visited-style-name="Index_20_Link"><text:span text:style-name="T3"><text:tab/></text:span></text:a><text:a xlink:type="simple" xlink:href="#_Toc162334924" text:style-name="Index_20_Link" text:visited-style-name="Index_20_Link">Schemat systemu</text:a><text:a xlink:type="simple" xlink:href="#_Toc162334924" text:style-name="Index_20_Link" text:visited-style-name="Index_20_Link"><text:span text:style-name="T6"><text:tab/>6</text:span></text:a></text:p>
          <text:p text:style-name="P3"><text:a xlink:type="simple" xlink:href="#_Toc162334925" text:style-name="Index_20_Link" text:visited-style-name="Index_20_Link">5.</text:a><text:a xlink:type="simple" xlink:href="#_Toc162334925" text:style-name="Index_20_Link" text:visited-style-name="Index_20_Link"><text:span text:style-name="T3"><text:tab/></text:span></text:a><text:a xlink:type="simple" xlink:href="#_Toc162334925" text:style-name="Index_20_Link" text:visited-style-name="Index_20_Link">Wymagania funkcjonalne</text:a><text:a xlink:type="simple" xlink:href="#_Toc162334925" text:style-name="Index_20_Link" text:visited-style-name="Index_20_Link"><text:span text:style-name="T6"><text:tab/>7</text:span></text:a></text:p>
          <text:p text:style-name="P4"><text:a xlink:type="simple" xlink:href="#_Toc162334926" text:style-name="Index_20_Link" text:visited-style-name="Index_20_Link">5.1.</text:a><text:a xlink:type="simple" xlink:href="#_Toc162334926" text:style-name="Index_20_Link" text:visited-style-name="Index_20_Link"><text:span text:style-name="T4"><text:tab/></text:span></text:a><text:a xlink:type="simple" xlink:href="#_Toc162334926" text:style-name="Index_20_Link" text:visited-style-name="Index_20_Link">Uczestnicy</text:a><text:a xlink:type="simple" xlink:href="#_Toc162334926" text:style-name="Index_20_Link" text:visited-style-name="Index_20_Link"><text:span text:style-name="T6"><text:tab/>7</text:span></text:a></text:p>
          <text:p text:style-name="P4"><text:a xlink:type="simple" xlink:href="#_Toc162334927" text:style-name="Index_20_Link" text:visited-style-name="Index_20_Link">5.2.</text:a><text:a xlink:type="simple" xlink:href="#_Toc162334927" text:style-name="Index_20_Link" text:visited-style-name="Index_20_Link"><text:span text:style-name="T4"><text:tab/></text:span></text:a><text:a xlink:type="simple" xlink:href="#_Toc162334927" text:style-name="Index_20_Link" text:visited-style-name="Index_20_Link">Lista aktor-cel, szkice przypadków użycia</text:a><text:a xlink:type="simple" xlink:href="#_Toc162334927" text:style-name="Index_20_Link" text:visited-style-name="Index_20_Link"><text:span text:style-name="T6"><text:tab/>8</text:span></text:a></text:p>
          <text:p text:style-name="P4"><text:a xlink:type="simple" xlink:href="#_Toc162334928" text:style-name="Index_20_Link" text:visited-style-name="Index_20_Link">5.3.</text:a><text:a xlink:type="simple" xlink:href="#_Toc162334928" text:style-name="Index_20_Link" text:visited-style-name="Index_20_Link"><text:span text:style-name="T4"><text:tab/></text:span></text:a><text:a xlink:type="simple" xlink:href="#_Toc162334928" text:style-name="Index_20_Link" text:visited-style-name="Index_20_Link">Lista celów poza zakresem</text:a><text:a xlink:type="simple" xlink:href="#_Toc162334928" text:style-name="Index_20_Link" text:visited-style-name="Index_20_Link"><text:span text:style-name="T6"><text:tab/>9</text:span></text:a></text:p>
          <text:p text:style-name="P4"><text:a xlink:type="simple" xlink:href="#_Toc162334929" text:style-name="Index_20_Link" text:visited-style-name="Index_20_Link">5.4.</text:a><text:a xlink:type="simple" xlink:href="#_Toc162334929" text:style-name="Index_20_Link" text:visited-style-name="Index_20_Link"><text:span text:style-name="T4"><text:tab/></text:span></text:a><text:a xlink:type="simple" xlink:href="#_Toc162334929" text:style-name="Index_20_Link" text:visited-style-name="Index_20_Link">Przypadki użycia</text:a><text:a xlink:type="simple" xlink:href="#_Toc162334929" text:style-name="Index_20_Link" text:visited-style-name="Index_20_Link"><text:span text:style-name="T6"><text:tab/>10</text:span></text:a></text:p>
          <text:p text:style-name="P5"><text:a xlink:type="simple" xlink:href="#_Toc162334930" text:style-name="Index_20_Link" text:visited-style-name="Index_20_Link">5.4.1.</text:a><text:a xlink:type="simple" xlink:href="#_Toc162334930" text:style-name="Index_20_Link" text:visited-style-name="Index_20_Link"><text:span text:style-name="T5"><text:tab/></text:span></text:a><text:a xlink:type="simple" xlink:href="#_Toc162334930" text:style-name="Index_20_Link" text:visited-style-name="Index_20_Link">Konwencje typograficzne i opis szablonu</text:a><text:a xlink:type="simple" xlink:href="#_Toc162334930" text:style-name="Index_20_Link" text:visited-style-name="Index_20_Link"><text:span text:style-name="T6"><text:tab/>10</text:span></text:a></text:p>
          <text:p text:style-name="P5"><text:a xlink:type="simple" xlink:href="#_Toc162334931" text:style-name="Index_20_Link" text:visited-style-name="Index_20_Link">5.4.2.</text:a><text:a xlink:type="simple" xlink:href="#_Toc162334931" text:style-name="Index_20_Link" text:visited-style-name="Index_20_Link"><text:span text:style-name="T5"><text:tab/></text:span></text:a><text:a xlink:type="simple" xlink:href="#_Toc162334931" text:style-name="Index_20_Link" text:visited-style-name="Index_20_Link">Nazwa przypadku użycia</text:a><text:a xlink:type="simple" xlink:href="#_Toc162334931" text:style-name="Index_20_Link" text:visited-style-name="Index_20_Link"><text:span text:style-name="T6"><text:tab/>11</text:span></text:a></text:p>
          <text:p text:style-name="P5"><text:a xlink:type="simple" xlink:href="#_Toc162334932" text:style-name="Index_20_Link" text:visited-style-name="Index_20_Link">5.4.3.</text:a><text:a xlink:type="simple" xlink:href="#_Toc162334932" text:style-name="Index_20_Link" text:visited-style-name="Index_20_Link"><text:span text:style-name="T5"><text:tab/></text:span></text:a><text:a xlink:type="simple" xlink:href="#_Toc162334932" text:style-name="Index_20_Link" text:visited-style-name="Index_20_Link">Wymagania wobec danych</text:a><text:a xlink:type="simple" xlink:href="#_Toc162334932" text:style-name="Index_20_Link" text:visited-style-name="Index_20_Link"><text:span text:style-name="T6"><text:tab/>12</text:span></text:a></text:p>
          <text:p text:style-name="P3"><text:a xlink:type="simple" xlink:href="#_Toc162334933" text:style-name="Index_20_Link" text:visited-style-name="Index_20_Link">6.</text:a><text:a xlink:type="simple" xlink:href="#_Toc162334933" text:style-name="Index_20_Link" text:visited-style-name="Index_20_Link"><text:span text:style-name="T3"><text:tab/></text:span></text:a><text:a xlink:type="simple" xlink:href="#_Toc162334933" text:style-name="Index_20_Link" text:visited-style-name="Index_20_Link">Wymagania niefunkcjonalne</text:a><text:a xlink:type="simple" xlink:href="#_Toc162334933" text:style-name="Index_20_Link" text:visited-style-name="Index_20_Link"><text:span text:style-name="T6"><text:tab/>13</text:span></text:a></text:p>
        </text:index-body>
      </text:table-of-content>
      <text:p text:style-name="P14"/>
      <text:h text:style-name="P115" text:outline-level="1"><text:s/><text:bookmark-start text:name="_Toc162334921"/>Słownik i konwencje nazewnicze<text:bookmark-end text:name="_Toc162334921"/></text:h>
      <text:p text:style-name="Standard">W obawie przed nieporozumieniami nie stosujemy w dokumencie synonimów. Poniżej definiujemy terminy których intuicyjne znaczenie wydaje nam się nieścisłe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ermin</text:p>
          </table:table-cell>
          <table:table-cell table:style-name="Table1.B1" office:value-type="string">
            <text:p text:style-name="P15">synonimy</text:p>
          </table:table-cell>
          <table:table-cell table:style-name="Table1.C1" office:value-type="string">
            <text:p text:style-name="P15">definicja</text:p>
          </table:table-cell>
        </table:table-row>
        <table:table-row table:style-name="Table1.1">
          <table:table-cell table:style-name="Table1.A2" office:value-type="string">
            <text:p text:style-name="P45"><text:span text:style-name="T16">S</text:span>ystem</text:p>
          </table:table-cell>
          <table:table-cell table:style-name="Table1.B2" office:value-type="string">
            <text:p text:style-name="P45">Program, oprogramowanie, sprzęt</text:p>
          </table:table-cell>
          <table:table-cell table:style-name="Table1.C2" office:value-type="string">
            <text:p text:style-name="P45">Rozumiany jako grupę programów działających na fizycznym lub wirtualnym sprzęcie w celu wykonywania wszystkich niezbędnych operacji dla spełnienia oczekiwanych założeń i wykonania wymaganych zadań.</text:p>
          </table:table-cell>
        </table:table-row>
        <table:table-row table:style-name="Table1.1">
          <table:table-cell table:style-name="Table1.A3" office:value-type="string">
            <text:p text:style-name="P52">Baza danych</text:p>
          </table:table-cell>
          <table:table-cell table:style-name="Table1.B3" office:value-type="string">
            <text:p text:style-name="P52">Baza</text:p>
          </table:table-cell>
          <table:table-cell table:style-name="Table1.C3" office:value-type="string">
            <text:p text:style-name="P52">Oprogramowanie oraz sprzęt zapewniający funkcjonalności: zapisywania, przeszukiwania, porządkowania danych zgodnie z <text:s/>uprawnieniami przyznanymi użytkownikowi. </text:p>
            <text:p text:style-name="P52">Dane są przechowywane w sposób: <text:line-break/>a) trwały - czyli nie giną po ustaniu zasilania, </text:p>
            <text:p text:style-name="P52">b) bezpieczny – czyli tylko autoryzowane osoby mogą je zmieniać, i tylko autoryzowane osoby mogą je przeglądać. </text:p>
            <text:p text:style-name="P52">Ponadto odpowiednia konfiguracja sprzętowa i programowa zapewnia odporność bazy na błędy i awarie fizyczne i logiczne. </text:p>
          </table:table-cell>
        </table:table-row>
        <table:table-row table:style-name="Table1.1">
          <table:table-cell table:style-name="Table1.A4" office:value-type="string">
            <text:p text:style-name="P62">Kod produktu</text:p>
          </table:table-cell>
          <table:table-cell table:style-name="Table1.B4" office:value-type="string">
            <text:p text:style-name="P62">Kod</text:p>
          </table:table-cell>
          <table:table-cell table:style-name="Table1.C4" office:value-type="string">
            <text:p text:style-name="P62">Unikalny ciąg kilku do kilkunastu znaków (cyfr, liter, symboli) identyfikujący produkt w innych systemach informatycznych firmy <text:line-break/>(np. <text:s/>Exact). Narzucony, niezmienny, używany przez użytkowników. </text:p>
          </table:table-cell>
        </table:table-row>
        <table:table-row table:style-name="Table1.1">
          <table:table-cell table:style-name="Table1.A4" office:value-type="string">
            <text:p text:style-name="P62">Wydanie</text:p>
          </table:table-cell>
          <table:table-cell table:style-name="Table1.B4" office:value-type="string">
            <text:p text:style-name="P52"/>
          </table:table-cell>
          <table:table-cell table:style-name="Table1.C4" office:value-type="string">
            <text:p text:style-name="P63">Pojedynczy cykl wydawniczy zakończony drukiem pojedynczego zeszytu.</text:p>
          </table:table-cell>
        </table:table-row>
        <table:table-row table:style-name="Table1.1">
          <table:table-cell table:style-name="Table1.A4" office:value-type="string">
            <text:p text:style-name="P62"><text:span text:style-name="T23">Nazwa</text:span> wydania</text:p>
          </table:table-cell>
          <table:table-cell table:style-name="Table1.B4" office:value-type="string">
            <text:p text:style-name="P52"/>
          </table:table-cell>
          <table:table-cell table:style-name="Table1.C4" office:value-type="string">
            <text:p text:style-name="P63">Ciąg znaków określający wydanie, najczęściej przy wydaniu zwykłym oznaczenie miesiąca i roku, rozdzielonych znakiem podkreślenia.</text:p>
            <text:p text:style-name="P63"/>
            <text:p text:style-name="P63"/>
          </table:table-cell>
        </table:table-row>
        <text:soft-page-break/>
        <table:table-row table:style-name="Table1.1">
          <table:table-cell table:style-name="Table1.A4" office:value-type="string">
            <text:p text:style-name="P64">Nazwa produktu</text:p>
          </table:table-cell>
          <table:table-cell table:style-name="Table1.B4" office:value-type="string">
            <text:p text:style-name="P64"><text:span text:style-name="T37">n</text:span>azwa</text:p>
          </table:table-cell>
          <table:table-cell table:style-name="Table1.C4" office:value-type="string">
            <text:p text:style-name="P65">Krótka nazwa opisująca produkt <text:line-break/>(lub rodzinę produktów np. klucze nasadowe). </text:p>
          </table:table-cell>
        </table:table-row>
        <table:table-row table:style-name="Table1.1">
          <table:table-cell table:style-name="Table1.A4" office:value-type="string">
            <text:p text:style-name="P65">Opis produktu</text:p>
          </table:table-cell>
          <table:table-cell table:style-name="Table1.B4" office:value-type="string">
            <text:p text:style-name="P65"><text:span text:style-name="T37">o</text:span>pis</text:p>
          </table:table-cell>
          <table:table-cell table:style-name="Table1.C4" office:value-type="string">
            <text:p text:style-name="P66">Opis produktu, o długości nie przekraczającej 500 znaków.</text:p>
          </table:table-cell>
        </table:table-row>
        <table:table-row table:style-name="Table1.1">
          <table:table-cell table:style-name="Table1.A4" office:value-type="string">
            <text:p text:style-name="P67">Język zeszytu</text:p>
          </table:table-cell>
          <table:table-cell table:style-name="Table1.B4" office:value-type="string">
            <text:p text:style-name="P67"/>
          </table:table-cell>
          <table:table-cell table:style-name="Table1.C4" office:value-type="string">
            <text:p text:style-name="P67">Określa język w którym przygotowane są nazwy i opisy konkretnego zeszytu. </text:p>
          </table:table-cell>
        </table:table-row>
        <table:table-row table:style-name="Table1.1">
          <table:table-cell table:style-name="Table1.A4" office:value-type="string">
            <text:p text:style-name="P67">Kod języka</text:p>
          </table:table-cell>
          <table:table-cell table:style-name="Table1.B4" office:value-type="string">
            <text:p text:style-name="P52"/>
          </table:table-cell>
          <table:table-cell table:style-name="Table1.C4" office:value-type="string">
            <text:p text:style-name="P67">Dwuliterowe oznaczenie języka. Dwie wielkie litery. np. PL, EN, SK, NL.</text:p>
          </table:table-cell>
        </table:table-row>
        <table:table-row table:style-name="Table1.1">
          <table:table-cell table:style-name="Table1.A4" office:value-type="string">
            <text:p text:style-name="P68">Parametr produktu</text:p>
          </table:table-cell>
          <table:table-cell table:style-name="Table1.B4" office:value-type="string">
            <text:p text:style-name="P68">parametr</text:p>
          </table:table-cell>
          <table:table-cell table:style-name="Table1.C4" office:value-type="string">
            <text:p text:style-name="P68">Określona nazwą cecha produktu. <text:line-break/>np. „Silnik bezszczotkowy”, „Nowość” <text:span text:style-name="T25">( różne w zależności od języka )</text:span></text:p>
          </table:table-cell>
        </table:table-row>
        <table:table-row table:style-name="Table1.1">
          <table:table-cell table:style-name="Table1.A4" office:value-type="string">
            <text:p text:style-name="P68">Parametr produktu, <text:line-break/><text:span text:style-name="T24">wartość, miano.</text:span></text:p>
          </table:table-cell>
          <table:table-cell table:style-name="Table1.B4" office:value-type="string">
            <text:p text:style-name="P68">parametr</text:p>
          </table:table-cell>
          <table:table-cell table:style-name="Table1.C4" office:value-type="string">
            <text:p text:style-name="P69">Określona nazwą cecha produktu. <text:span text:style-name="T24">Wraz z wartością cyfrową.</text:span><text:line-break/>np. „<text:span text:style-name="T24">Szerokość koszenia</text:span>” <text:span text:style-name="T24">+ „120” + „cm”</text:span></text:p>
          </table:table-cell>
        </table:table-row>
        <table:table-row table:style-name="Table1.1">
          <table:table-cell table:style-name="Table1.A4" office:value-type="string">
            <text:p text:style-name="P79">Cena</text:p>
          </table:table-cell>
          <table:table-cell table:style-name="Table1.B4" office:value-type="string">
            <text:p text:style-name="P79"><text:span text:style-name="T36">c</text:span>ena</text:p>
          </table:table-cell>
          <table:table-cell table:style-name="Table1.C4" office:value-type="string">
            <text:p text:style-name="P79">Zależna od języka i wydania cena produktu.</text:p>
          </table:table-cell>
        </table:table-row>
        <table:table-row table:style-name="Table1.1">
          <table:table-cell table:style-name="Table1.A4" office:value-type="string">
            <text:p text:style-name="P67"/>
          </table:table-cell>
          <table:table-cell table:style-name="Table1.B4" office:value-type="string">
            <text:p text:style-name="P52"/>
          </table:table-cell>
          <table:table-cell table:style-name="Table1.C4" office:value-type="string">
            <text:p text:style-name="P67"/>
          </table:table-cell>
        </table:table-row>
      </table:table>
      <text:h text:style-name="P116" text:outline-level="1"><text:s/><text:bookmark-start text:name="_Toc1623349211"/>Słownik<text:span text:style-name="T20">i</text:span> <text:bookmark-end text:name="_Toc1623349211"/></text:h>
      <text:p text:style-name="P54">W obawie przed nieporozumieniami nie stosujemy w dokumencie synonimów. Poniżej definiujemy terminy których intuicyjne znaczenie wydaje nam się nieścisłe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termin</text:p>
          </table:table-cell>
          <table:table-cell table:style-name="Tabela1.B1" office:value-type="string">
            <text:p text:style-name="P16"/>
          </table:table-cell>
          <table:table-cell table:style-name="Tabela1.C1" office:value-type="string">
            <text:p text:style-name="P16">definicja</text:p>
          </table:table-cell>
        </table:table-row>
        <table:table-row table:style-name="Tabela1.1">
          <table:table-cell table:style-name="Tabela1.A2" office:value-type="string">
            <text:p text:style-name="P72"/>
          </table:table-cell>
          <table:table-cell table:style-name="Tabela1.B2" office:value-type="string">
            <text:p text:style-name="P19"/>
          </table:table-cell>
          <table:table-cell table:style-name="Tabela1.C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72"/>
          </table:table-cell>
          <table:table-cell table:style-name="Tabela1.B2" office:value-type="string">
            <text:p text:style-name="P19"/>
          </table:table-cell>
          <table:table-cell table:style-name="Tabela1.C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72"/>
          </table:table-cell>
          <table:table-cell table:style-name="Tabela1.B2" office:value-type="string">
            <text:p text:style-name="P19"/>
          </table:table-cell>
          <table:table-cell table:style-name="Tabela1.C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72"/>
          </table:table-cell>
          <table:table-cell table:style-name="Tabela1.B2" office:value-type="string">
            <text:p text:style-name="P19"/>
          </table:table-cell>
          <table:table-cell table:style-name="Tabela1.C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72"/>
          </table:table-cell>
          <table:table-cell table:style-name="Tabela1.B2" office:value-type="string">
            <text:p text:style-name="P19"/>
          </table:table-cell>
          <table:table-cell table:style-name="Tabela1.C2" office:value-type="string">
            <text:p text:style-name="P19"/>
          </table:table-cell>
        </table:table-row>
        <table:table-row table:style-name="Tabela1.1">
          <table:table-cell table:style-name="Tabela1.A7" office:value-type="string">
            <text:p text:style-name="P71"/>
          </table:table-cell>
          <table:table-cell table:style-name="Tabela1.B7" office:value-type="string">
            <text:p text:style-name="P19"/>
          </table:table-cell>
          <table:table-cell table:style-name="Tabela1.C7" office:value-type="string">
            <text:p text:style-name="P70"/>
          </table:table-cell>
        </table:table-row>
        <table:table-row table:style-name="Tabela1.1">
          <table:table-cell table:style-name="Tabela1.A8" office:value-type="string">
            <text:p text:style-name="P71"/>
          </table:table-cell>
          <table:table-cell table:style-name="Tabela1.B8" office:value-type="string">
            <text:p text:style-name="P19"/>
          </table:table-cell>
          <table:table-cell table:style-name="Tabela1.C8" office:value-type="string">
            <text:p text:style-name="P18"/>
          </table:table-cell>
        </table:table-row>
      </table:table>
      <text:h text:style-name="P117" text:outline-level="1" text:is-list-header="true"/>
      <text:h text:style-name="P118" text:outline-level="1"><text:bookmark-start text:name="_Toc162334922"/>Cel i kontekst<text:bookmark-end text:name="_Toc162334922"/></text:h>
      <text:p text:style-name="P6"/>
      <text:p text:style-name="P73"><text:span text:style-name="T27"><text:s text:c="2"/></text:span>W pewnej firmie, zajmującej się projektowaniem, produkcją i sprzedażą narzędzi i sprzętu technicznego w związku z rozszerzaniem gamy produktów oraz z wchodzeniem na rynki kolejnych państw pojawiła się konieczność usystematyzowania i zcentralizowania sposobu zarządzania nazwami i opisami produktów.</text:p>
      <text:p text:style-name="P56">Firma używa systemu Exact do zarządzania sprzedażą, wysyłką, fakturowaniem. Jednak system Exact nie umożliwia pracy z nazwami zawierającymi znaki UTF-8, a w szczególności znaki języków bułgarskiego, czy ukraińskiego. </text:p>
      <text:p text:style-name="P56">Firma wydaje (w cyklu w miesięcznym) informator dla swoich dystrybutorów. Oczywiście każde wydanie ukazuje się w kilku językach. Najpierw w języku polskim, póżniej w językach angielskim, czeskim, słowackim i jeszcze kilku innych wśród których jest także język ukraiński oraz bułgarski. </text:p>
      <text:p text:style-name="P56"/>
      <text:p text:style-name="P56">Ogromnym wsparciem dla działu wydawniczego byłby system (prawdopodobnie oparty o bazę danych) który wsparłby pracę nad nazwami, opisami, cenami oraz parametrami produktów. </text:p>
      <text:p text:style-name="P56"/>
      <text:p text:style-name="P56">Dział techniczny - ma odpowiednie kompetencje i wiedzę by przygotować opis produktów w języku polskim. Dział eksportu - opierają się o polskie opisy - przygotuje wersje językowe pozostałych potrzebnych języków. <text:span text:style-name="T26">Dział handlowy odpowiada za przygotowanie listy produktów oraz upustów cenowych na te produkty, <text:s/>obowiązującymi <text:s/>w nadchodzącym miesiącu. Dział wydawniczy - w oparciu o wprowadzone informacje - może przygotować informator na kolejny - nadchodzący miesiąc. </text:span></text:p>
      <text:p text:style-name="P57">Kod można pobrać z aplikacji "Exact". W aplikacji Exact może byc wprowadzona także nazwa i opis, jednak nazwa i opis najczęsciej wprowadzona są w języku polskim, angielskim, nazwy i opisy raczej nie występują w  systemie Exact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14"><text:soft-page-break/>Założenia:</text:p>
      <text:p text:style-name="P59"><text:span text:style-name="T28">kod </text:span>- jest przyznawany w systemie Exact, jest unikalny ale niezmienny w czasie,<text:line-break/>nie zależy od języka ani od wydania i składa się z kilku (od 4 do kilkunastu) znaków.</text:p>
      <text:p text:style-name="P60"/>
      <text:p text:style-name="P60"><text:span text:style-name="T28">nazwa</text:span> i <text:span text:style-name="T28">opis</text:span> zależą od <text:span text:style-name="T10">kodu produktu </text:span>oraz <text:span text:style-name="T10">kodu języka</text:span>.</text:p>
      <text:p text:style-name="P60"/>
      <text:p text:style-name="P60"><text:span text:style-name="T28">cena</text:span> - zależy od <text:span text:style-name="T10">kodu produktu</text:span>, <text:span text:style-name="T10">kodu języka </text:span>oraz <text:span text:style-name="T10">numeru wydania</text:span>.</text:p>
      <text:p text:style-name="P60"/>
      <text:p text:style-name="P60">każdy produkt powinien być przypisany do <text:span text:style-name="T10">kategorii</text:span> i <text:span text:style-name="T10">podkategorii</text:span>.</text:p>
      <text:p text:style-name="P60"/>
      <text:p text:style-name="P60">informacja o <text:span text:style-name="T28">kategoriach</text:span> i <text:span text:style-name="T28">podkategoriach</text:span> ( 1 poziom ) jest dostępna w Exact, jednak z uwagi na dostęp do Exact w trybie "tylko do czytania" - czyli do pewnego WIDOKU informacje by umożliwić ich edycję należy skopiować do bazy danych systemu lub aplikacji. </text:p>
      <text:p text:style-name="P60"/>
      <text:p text:style-name="P58">do każdego produktu można dodać skończoną liczbę (od 0 do około 5 ) <text:span text:style-name="T28">parametrów</text:span> określających parametry techniczne takie jak pojemność silnika, jego moc, szerokość cięcia kosiarki czy długość roboczą i całkowitą wiertła.</text:p>
      <text:p text:style-name="P58"/>
      <text:p text:style-name="P58">każdy z <text:span text:style-name="T10">parametrów</text:span> powinien mieć uzupełnioną nazwę we wszystkich wykorzystywanych językach. Parametry mogą zawierać miano - czyli jednostkę. Jednostka powinna być zgodna z układem SI więc zasadniczo nie będzie zależała od języka. </text:p>
      <text:p text:style-name="P58">niektóre z parametrów mają pewną wartość cyfrową (np. szerokość: <text:span text:style-name="T10">120</text:span> cm). <text:line-break/>Inne nie posiadają <text:s/>wartości cyfrowej, ani miana (np. typ silnika: elektryczny). Natomiast ich wartość powinna być pobrana ze słownika (oczywiście odpowiedniego dla aktualnego języka).</text:p>
      <text:p text:style-name="P61"/>
      <text:h text:style-name="P115" text:outline-level="1"><text:bookmark-start text:name="_Toc162334923"/>Zakres projektu<text:bookmark-end text:name="_Toc162334923"/></text:h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zagadnienie</text:p>
          </table:table-cell>
          <table:table-cell table:style-name="Table2.B1" office:value-type="string">
            <text:p text:style-name="P15">w / poza</text:p>
          </table:table-cell>
        </table:table-row>
        <table:table-row table:style-name="Table2.2">
          <table:table-cell table:style-name="Table2.A2" office:value-type="string">
            <text:p text:style-name="P74"><text:line-break/>Integracja z <text:span text:style-name="T29">zewnętrznym systemem </text:span><text:span text:style-name="T30">(</text:span><text:span text:style-name="T29">Exact</text:span><text:span text:style-name="T30">)</text:span> w zakresie:<text:line-break/> - <text:span text:style-name="T29">uzupełniania listy kodów produktów;<text:line-break/> - </text:span><text:span text:style-name="T38">uzupełnienie listy kategorii i podkategorii;<text:line-break/> - przypisanie produktów do kategorii i podkategorii</text:span><text:span text:style-name="T29"><text:line-break/></text:span></text:p>
          </table:table-cell>
          <table:table-cell table:style-name="Table2.B2" office:value-type="string">
            <text:p text:style-name="P53">poza</text:p>
          </table:table-cell>
        </table:table-row>
        <table:table-row table:style-name="Table2.2">
          <table:table-cell table:style-name="Table2.A2" office:value-type="string">
            <text:p text:style-name="P75"><text:span text:style-name="T32"><text:line-break/>Dodanie lub </text:span>Edycja: <text:line-break/>- <text:span text:style-name="T11">nazw</text:span><text:span text:style-name="T12">a</text:span> i <text:span text:style-name="T11">opis</text:span> produktu w określonym języku;<text:line-break/>( Najczęsciej prowadzona przez osoby techniczne )</text:p>
            <text:p text:style-name="P75">- <text:span text:style-name="T13">w</text:span><text:span text:style-name="T12">artości</text:span><text:span text:style-name="T32"> </text:span><text:span text:style-name="T13">parametrów</text:span><text:span text:style-name="T32"> produktu<text:line-break/></text:span></text:p>
          </table:table-cell>
          <table:table-cell table:style-name="Table2.B2" office:value-type="string">
            <text:p text:style-name="P53">w</text:p>
          </table:table-cell>
        </table:table-row>
        <table:table-row table:style-name="Table2.2">
          <table:table-cell table:style-name="Table2.A2" office:value-type="string">
            <text:p text:style-name="P76"><text:line-break/>Dodanie lub Edycja:<text:line-break/>- listy parametrów produktów (wprowadzenie nazw potrzebnych w językach)<text:line-break/><text:span text:style-name="T31">( Najczęsciej prowadzona przez osoby techniczne )<text:line-break/></text:span></text:p>
          </table:table-cell>
          <table:table-cell table:style-name="Table2.B2" office:value-type="string">
            <text:p text:style-name="P53">w</text:p>
          </table:table-cell>
        </table:table-row>
        <table:table-row table:style-name="Table2.2">
          <table:table-cell table:style-name="Table2.A2" office:value-type="string">
            <text:p text:style-name="P77"><text:line-break/>Redakcja:<text:line-break/>- edycja wprowadzonych treści – drobne korekty językowe, składniowe lub naniesienie przekazanych poprawek merytorychnych<text:line-break/></text:p>
          </table:table-cell>
          <table:table-cell table:style-name="Table2.B2" office:value-type="string">
            <text:p text:style-name="P53">w</text:p>
          </table:table-cell>
        </table:table-row>
        <table:table-row table:style-name="Table2.2">
          <table:table-cell table:style-name="Table2.A6" office:value-type="string">
            <text:p text:style-name="P77"/>
            <text:p text:style-name="P80">Dodanie:<text:line-break/>- listy cen produktów do wydania. Osobno dla <text:span text:style-name="T35">każdego języka</text:span></text:p>
            <text:p text:style-name="P77"/>
          </table:table-cell>
          <table:table-cell table:style-name="Table2.B6" office:value-type="string">
            <text:p text:style-name="P81">w</text:p>
          </table:table-cell>
        </table:table-row>
        <table:table-row table:style-name="Table2.2">
          <table:table-cell table:style-name="Table2.A7" office:value-type="string">
            <text:p text:style-name="P77"><text:line-break/><text:span text:style-name="T33">Udostępnienie</text:span> opisów do wydania:<text:line-break/>- <text:span text:style-name="T33">udostępnienie dla zewnętrznych skryptów </text:span><text:span text:style-name="T34">uporządkowanych nazw, <text:line-break/>opisów i parametrów</text:span><text:line-break/></text:p>
          </table:table-cell>
          <table:table-cell table:style-name="Table2.B7" office:value-type="string">
            <text:p text:style-name="P78">poza</text:p>
          </table:table-cell>
        </table:table-row>
      </table:table>
      <text:h text:style-name="P115" text:outline-level="1"><text:bookmark-start text:name="_Toc162334924"/>Schemat systemu<text:bookmark-end text:name="_Toc162334924"/></text:h>
      <text:p text:style-name="Standard"/>
      <text:p text:style-name="Standard"><draw:custom-shape text:anchor-type="paragraph" draw:z-index="18" draw:name="Shape 1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9" draw:name="Text Frame 1" draw:style-name="gr8" draw:text-style-name="P139" svg:width="3.088cm" svg:height="1.221cm" svg:x="5.285cm" svg:y="3.962cm"><draw:text-box><text:p text:style-name="P138">baza </text:p><text:p text:style-name="P138">danych</text:p></draw:text-box></draw:frame><draw:custom-shape text:anchor-type="paragraph" draw:z-index="17" draw:name="Shape 3" draw:style-name="gr13" draw:text-style-name="P140" svg:width="3.357cm" svg:height="3.873cm" svg:x="5.015cm" svg:y="5.013cm"><text:p/><draw:enhanced-geometry svg:viewBox="0 0 21600 21600" draw:type="rectangle" draw:enhanced-path="M 0 0 L 21600 0 21600 21600 0 21600 0 0 Z N"/></draw:custom-shape><draw:custom-shape text:anchor-type="paragraph" draw:z-index="20" draw:name="Shape 5" draw:style-name="gr12" draw:text-style-name="P140" svg:width="3.331cm" svg:height="2.629cm" svg:x="-0.026cm" svg:y="4.468cm"><text:p/><draw:enhanced-geometry svg:viewBox="0 0 21600 21600" draw:type="rectangle" draw:enhanced-path="M 0 0 L 21600 0 21600 21600 0 21600 0 0 Z N"/></draw:custom-shape><draw:frame text:anchor-type="paragraph" draw:z-index="21" draw:name="Text Frame 5" draw:style-name="gr11" draw:text-style-name="P139" svg:width="2.257cm" svg:height="2.031cm" svg:x="0.512cm" svg:y="4.768cm"><draw:text-box><text:p text:style-name="P138">Panel edycji</text:p><text:p text:style-name="P138">użytkownika</text:p><text:p text:style-name="P138"/><text:p text:style-name="P138">Edycja:</text:p><text:p text:style-name="P138">nazw i opisów</text:p></draw:text-box></draw:frame><draw:custom-shape text:anchor-type="paragraph" draw:z-index="22" draw:name="Shape 2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3" draw:name="Shape 4" draw:style-name="gr10" svg:width="1.985cm" svg:height="1.235cm" svg:x="5.775cm" svg:y="5.82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name="Shape 8" draw:style-name="gr9" draw:text-style-name="P140" svg:width="3.331cm" svg:height="1.456cm" svg:x="10.13cm" svg:y="4.822cm"><text:p/><draw:enhanced-geometry svg:viewBox="0 0 21600 21600" draw:type="rectangle" draw:enhanced-path="M 0 0 L 21600 0 21600 21600 0 21600 0 0 Z N"/></draw:custom-shape><draw:frame text:anchor-type="paragraph" draw:z-index="25" draw:name="Text Frame 2" draw:style-name="gr8" draw:text-style-name="P139" svg:width="3.088cm" svg:height="1.221cm" svg:x="10.283cm" svg:y="5.332cm"><draw:text-box><text:p text:style-name="P138">EXACT</text:p></draw:text-box></draw:frame><draw:custom-shape text:anchor-type="paragraph" draw:z-index="26" draw:name="Kształt 1" draw:style-name="gr7" svg:width="1.421cm" svg:height="0.602cm" svg:x="8.516cm" svg:y="5.4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name="Shape 6" draw:style-name="gr6" draw:text-style-name="P140" svg:width="3.331cm" svg:height="2.331cm" svg:x="10.165cm" svg:y="7.258cm"><text:p/><draw:enhanced-geometry svg:viewBox="0 0 21600 21600" draw:type="rectangle" draw:enhanced-path="M 0 0 L 21600 0 21600 21600 0 21600 0 0 Z N"/></draw:custom-shape><draw:frame text:anchor-type="paragraph" draw:z-index="28" draw:name="Text Frame 3" draw:style-name="gr5" draw:text-style-name="P139" svg:width="1.518cm" svg:height="1.987cm" svg:x="11.07cm" svg:y="7.939cm"><draw:text-box><text:p text:style-name="P138">Skład tekstu</text:p></draw:text-box></draw:frame><draw:custom-shape text:anchor-type="paragraph" draw:z-index="29" draw:name="Kształt 2" draw:style-name="gr4" svg:width="1.251cm" svg:height="0.53cm" svg:x="3.538cm" svg:y="6.11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0" draw:name="Kształt 3" draw:style-name="gr1" svg:width="1.421cm" svg:height="0.673cm" svg:x="8.516cm" svg:y="7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 7" draw:style-name="gr3" draw:text-style-name="P140" svg:width="3.331cm" svg:height="3.23cm" svg:x="-0.026cm" svg:y="7.668cm"><text:p/><draw:enhanced-geometry svg:viewBox="0 0 21600 21600" draw:type="rectangle" draw:enhanced-path="M 0 0 L 21600 0 21600 21600 0 21600 0 0 Z N"/></draw:custom-shape><draw:frame text:anchor-type="paragraph" draw:z-index="32" draw:name="Text Frame 4" draw:style-name="gr2" draw:text-style-name="P139" svg:width="2.257cm" svg:height="2.437cm" svg:x="0.512cm" svg:y="8.015cm"><draw:text-box><text:p text:style-name="P138">Panel edycji</text:p><text:p text:style-name="P138">użytkownika</text:p><text:p text:style-name="P138"/><text:p text:style-name="P138">Wprowadzenie:</text:p><text:p text:style-name="P138">cen produktów do wydania</text:p></draw:text-box></draw:frame><draw:custom-shape text:anchor-type="paragraph" draw:z-index="33" draw:name="Kształt 4" draw:style-name="gr1" svg:width="1.421cm" svg:height="0.673cm" svg:x="3.44cm" svg:y="7.9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h text:style-name="P115" text:outline-level="1"><text:bookmark-start text:name="_Toc162334925"/>Wymagania funkcjonalne<text:bookmark-end text:name="_Toc162334925"/></text:h>
      <text:h text:style-name="Heading_20_2" text:outline-level="2"><text:bookmark-start text:name="_Toc162334926"/>Uczestnicy<text:bookmark-end text:name="_Toc16233492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Aktor</text:p>
          </table:table-cell>
          <table:table-cell table:style-name="Table3.B1" office:value-type="string">
            <text:p text:style-name="P15">nazwa</text:p>
          </table:table-cell>
          <table:table-cell table:style-name="Table3.C1" office:value-type="string">
            <text:p text:style-name="P15">uwagi</text:p>
          </table:table-cell>
        </table:table-row>
        <table:table-row table:style-name="Table3.2">
          <table:table-cell table:style-name="Table3.A2" table:number-rows-spanned="4" office:value-type="string">
            <text:p text:style-name="P2">Tak</text:p>
          </table:table-cell>
          <table:table-cell table:style-name="Table3.B2" office:value-type="string">
            <text:p text:style-name="P82">operator systemu</text:p>
          </table:table-cell>
          <table:table-cell table:style-name="Table3.C2" office:value-type="string">
            <text:p text:style-name="P99">Osoba uprawniona, znająca dobrze system. 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109">Techniczni</text:p>
          </table:table-cell>
          <table:table-cell table:style-name="Table3.C3" office:value-type="string">
            <text:p text:style-name="P99"><text:span text:style-name="T63">Eksperci</text:span> techniczn<text:span text:style-name="T64">i</text:span>, posiadająca szeroką wiedzę o produkcie.</text:p>
          </table:table-cell>
        </table:table-row>
        <table:table-row table:style-name="Table3.1">
          <table:covered-table-cell table:style-name="Table3.A4"/>
          <table:table-cell table:style-name="Table3.B4" office:value-type="string">
            <text:p text:style-name="P87">Redaktorzy, tłumacze</text:p>
          </table:table-cell>
          <table:table-cell table:style-name="Table3.C4" office:value-type="string">
            <text:p text:style-name="P99">Osoba znająca produkty, operująca biegle jednym lub kilkoma językami, niekoniecznie językiem polskim.</text:p>
          </table:table-cell>
        </table:table-row>
        <table:table-row table:style-name="Table3.1">
          <table:covered-table-cell table:style-name="Table3.A5"/>
          <table:table-cell table:style-name="Table3.B5" office:value-type="string">
            <text:p text:style-name="P87">Handlowcy</text:p>
          </table:table-cell>
          <table:table-cell table:style-name="Table3.C5" office:value-type="string">
            <text:p text:style-name="P100">Osoba posiadająca wiedzę o produktach, i określonych segmentach rynku. Przygotowuje cennik gamy produktów, oraz określa które produkty będą promowane w zeszytach drukowanych.</text:p>
          </table:table-cell>
        </table:table-row>
        <table:table-row table:style-name="Table3.1">
          <table:table-cell table:style-name="Table3.A6" table:number-rows-spanned="4" office:value-type="string">
            <text:p text:style-name="P47">Nie</text:p>
          </table:table-cell>
          <table:table-cell table:style-name="Table3.B6" office:value-type="string">
            <text:p text:style-name="P46">dostępny</text:p>
          </table:table-cell>
          <table:table-cell table:style-name="Table3.C6" office:value-type="string">
            <text:p text:style-name="P90">dostępność godzinowa – <text:span text:style-name="T39">w godzinach pracy biura. <text:line-break/></text:span><text:span text:style-name="T40">8-16 pn-pt.</text:span></text:p>
          </table:table-cell>
        </table:table-row>
        <table:table-row table:style-name="Table3.1">
          <table:covered-table-cell table:style-name="Table3.A8"/>
          <table:table-cell table:style-name="Table3.B7" office:value-type="string">
            <text:p text:style-name="P46">dostępny</text:p>
          </table:table-cell>
          <table:table-cell table:style-name="Table3.C7" office:value-type="string">
            <text:p text:style-name="P46">dostęp sieciowy ograniczony do sieci wewnętrznej.</text:p>
          </table:table-cell>
        </table:table-row>
        <table:table-row table:style-name="Table3.1">
          <table:covered-table-cell table:style-name="Table3.A8"/>
          <table:table-cell table:style-name="Table3.B8" office:value-type="string">
            <text:p text:style-name="P46">dostępny</text:p>
          </table:table-cell>
          <table:table-cell table:style-name="Table3.C8" office:value-type="string">
            <text:p text:style-name="P95"><text:span text:style-name="T41">s</text:span>ystem nie wspiera zarządzania profilami uzytkowników.</text:p>
          </table:table-cell>
        </table:table-row>
        <table:table-row table:style-name="Table3.9">
          <table:covered-table-cell table:style-name="Table3.A9"/>
          <table:table-cell table:style-name="Table3.B9" office:value-type="string">
            <text:p text:style-name="P48">bezawaryjność</text:p>
          </table:table-cell>
          <table:table-cell table:style-name="Table3.C9" office:value-type="string">
            <text:p text:style-name="P95">Baza danych jest backupowana co kilka dni. <text:line-break/>Aplikacja może nie być dostępna dla użytkowników przez okres około godziny, jeśli jest to technicznie uzasadnione.</text:p>
          </table:table-cell>
        </table:table-row>
      </table:table>
      <text:h text:style-name="P120" text:outline-level="2"/>
      <text:h text:style-name="P121" text:outline-level="2"><text:bookmark-start text:name="_Toc162334927"/>Lista aktor-cel, szkice przypadków użycia<text:bookmark-end text:name="_Toc162334927"/></text:h>
      <text:p text:style-name="Standard">Kursywą oznaczyliśmy przypadki użycia na poziomie streszczenia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aktor</text:p>
          </table:table-cell>
          <table:table-cell table:style-name="Table4.B1" office:value-type="string">
            <text:p text:style-name="P15">nazwa przypadku użycia</text:p>
          </table:table-cell>
          <table:table-cell table:style-name="Table4.C1" office:value-type="string">
            <text:p text:style-name="P15">Szkic</text:p>
          </table:table-cell>
        </table:table-row>
        <table:table-row table:style-name="Table4.1">
          <table:table-cell table:style-name="Table4.A2" office:value-type="string">
            <text:p text:style-name="P83">operator systemu</text:p>
          </table:table-cell>
          <table:table-cell table:style-name="Table4.B2" office:value-type="string">
            <text:p text:style-name="P97">aktualizacja kodów produktów</text:p>
          </table:table-cell>
          <table:table-cell table:style-name="Table4.C2" office:value-type="string">
            <text:p text:style-name="P96"/>
          </table:table-cell>
        </table:table-row>
        <table:table-row table:style-name="Table4.1">
          <table:table-cell table:style-name="Table4.A3" office:value-type="string">
            <text:p text:style-name="P17"/>
          </table:table-cell>
          <table:table-cell table:style-name="Table4.B3" office:value-type="string">
            <text:p text:style-name="P85"><text:span text:style-name="T42">aktualizacja</text:span> list<text:span text:style-name="T42">y</text:span> kategorii</text:p>
          </table:table-cell>
          <table:table-cell table:style-name="Table4.C3" office:value-type="string">
            <text:p text:style-name="P84"/>
          </table:table-cell>
        </table:table-row>
        <table:table-row table:style-name="Table4.1">
          <table:table-cell table:style-name="Table4.A5" office:value-type="string">
            <text:p text:style-name="P17"/>
          </table:table-cell>
          <table:table-cell table:style-name="Table4.B4" office:value-type="string">
            <text:p text:style-name="P97"><text:span text:style-name="T43">p</text:span>rzypisanie produktów <text:line-break/>do kategorii</text:p>
          </table:table-cell>
          <table:table-cell table:style-name="Table4.C4" office:value-type="string">
            <text:p text:style-name="P96"/>
          </table:table-cell>
        </table:table-row>
        <table:table-row table:style-name="Table4.1">
          <table:table-cell table:style-name="Table4.A5" office:value-type="string">
            <text:p text:style-name="P17"/>
          </table:table-cell>
          <table:table-cell table:style-name="Table4.B5" office:value-type="string">
            <text:p text:style-name="P98">wprowadzenie <text:span text:style-name="T44">do systemu </text:span>nowych cen</text:p>
          </table:table-cell>
          <table:table-cell table:style-name="Table4.C5" office:value-type="string">
            <text:p text:style-name="P86">Przypisuje ceny <text:line-break/>do produktów dla wydania. <text:span text:style-name="T44">Listę cen otrzymuje mailem od Handlowców.</text:span></text:p>
          </table:table-cell>
        </table:table-row>
        <table:table-row table:style-name="Table4.1">
          <table:table-cell table:style-name="Table4.A6" office:value-type="string">
            <text:p text:style-name="P17"/>
          </table:table-cell>
          <table:table-cell table:style-name="Table4.B6" office:value-type="string">
            <text:p text:style-name="P98">pobranie (wykorzystanie) zagregowanych danych</text:p>
          </table:table-cell>
          <table:table-cell table:style-name="Table4.C6" office:value-type="string">
            <text:p text:style-name="P91">Pobiera dane do wykorzystania przez system składu.</text:p>
          </table:table-cell>
        </table:table-row>
        <table:table-row table:style-name="Table4.1">
          <table:table-cell table:style-name="Table4.A7" office:value-type="string">
            <text:p text:style-name="P89"><text:span text:style-name="T62">T</text:span>echniczni</text:p>
          </table:table-cell>
          <table:table-cell table:style-name="Table4.B7" office:value-type="string">
            <text:p text:style-name="P104">Edycja nazw i opisów produktów</text:p>
            <text:p text:style-name="P104">Edycja <text:span text:style-name="T46">parametrów produktów</text:span></text:p>
          </table:table-cell>
          <table:table-cell table:style-name="Table4.C7" office:value-type="string">
            <text:p text:style-name="P94">Redakcja tekstu,</text:p>
            <text:p text:style-name="P94"/>
            <text:p text:style-name="P94">Przypisanie parametru /zmiana wartości.</text:p>
          </table:table-cell>
        </table:table-row>
        <table:table-row table:style-name="Table4.1">
          <table:table-cell table:style-name="Table4.A8" office:value-type="string">
            <text:p text:style-name="P88">Redaktorzy, tłumacze</text:p>
          </table:table-cell>
          <table:table-cell table:style-name="Table4.B8" office:value-type="string">
            <text:p text:style-name="P103">Edycja nazw i opisów produktów</text:p>
          </table:table-cell>
          <table:table-cell table:style-name="Table4.C8" office:value-type="string">
            <text:p text:style-name="P93">Przedglądają i edytują opis produktu <text:line-break/>w odpowiednim języku.</text:p>
          </table:table-cell>
        </table:table-row>
        <table:table-row table:style-name="Table4.1">
          <table:table-cell table:style-name="Table4.A9" office:value-type="string">
            <text:p text:style-name="P101">Handlowcy</text:p>
          </table:table-cell>
          <table:table-cell table:style-name="Table4.B9" office:value-type="string">
            <text:p text:style-name="P102">Przygotowanie lis<text:span text:style-name="T45">t</text:span> cen</text:p>
          </table:table-cell>
          <table:table-cell table:style-name="Table4.C9" office:value-type="string">
            <text:p text:style-name="P92">Przygotowują listę cen i produktów <text:line-break/>do wydania, przekazują mailem plik Excel do operatora.</text:p>
          </table:table-cell>
        </table:table-row>
      </table:table>
      <text:h text:style-name="P119" text:outline-level="2"/>
      <text:h text:style-name="P122" text:outline-level="2"><text:bookmark-start text:name="_Toc162334929"/>Przypadki użycia<text:bookmark-end text:name="_Toc162334929"/></text:h>
      <text:h text:style-name="P123" text:outline-level="3"><text:bookmark-start text:name="_Toc162334930"/>Konwencje typograficzne i opis szablonu<text:bookmark-end text:name="_Toc162334930"/></text:h>
      <text:p text:style-name="P20"><text:span text:style-name="T7">podkreślony tekst</text:span><text:tab/>odwołanie do innego przypadku użycia gdy tekst jest wyrażeniem czasownikowym, w przeciwnym wypadku jest to odwołanie do formatu danych z punktu "Wymagania wobec danych"</text:p>
      <text:p text:style-name="P22"/>
      <text:p text:style-name="P30"><text:span text:style-name="T10">Zakres<text:tab/></text:span>[Przypadek użycia czego ?]</text:p>
      <text:p text:style-name="P30"><text:span text:style-name="T10">Poziom<text:tab/></text:span>[Cel użytkownika, Streszczenie lub Podfunkcja]</text:p>
      <text:p text:style-name="P25">Uczestnicy i interesy</text:p>
      <text:p text:style-name="P31">[Nazwa uczestnika]<text:tab/>[Ta część z jego interesów, którą przypadek użycia chroni i próbuje spełnić]</text:p>
      <text:p text:style-name="P30"><text:span text:style-name="T10">Aktor główny<text:tab/></text:span>[Kto używa ?]</text:p>
      <text:p text:style-name="P30"><text:span text:style-name="T10">Warunek początkowy<text:tab/></text:span>[Asercja spełniona przy wchodzeniu do scenariusza]</text:p>
      <text:p text:style-name="P30"><text:span text:style-name="T10">Wyzwalacz<text:tab/></text:span>[Zdarzenie, które powoduje wejście do scenariusza]</text:p>
      <text:p text:style-name="P25">Scenariusz</text:p>
      <text:list xml:id="list3821789478" text:style-name="WWNum4">
        <text:list-item>
          <text:p text:style-name="P129">Aktor czasownik</text:p>
        </text:list-item>
        <text:list-item>
          <text:p text:style-name="P129">System czasownik</text:p>
        </text:list-item>
      </text:list>
      <text:p text:style-name="P25">Rozszerzenia</text:p>
      <text:p text:style-name="P41">1a.<text:tab/>Awaria: [Co może pójść nie tak i jak te awarie są obsługiwane ?]</text:p>
      <text:p text:style-name="P25">Reguły biznesowe</text:p>
      <text:p text:style-name="P43">1.<text:tab/>[wymagania dziedziny problemowej, pytania do eksperta merytorycznego]</text:p>
      <text:p text:style-name="P26"/>
      <text:h text:style-name="P125" text:outline-level="3"><text:bookmark-start text:name="_Toc1623349301"/>I<text:bookmark-end text:name="_Toc1623349301"/>mport <text:span text:style-name="T48">danych</text:span> z systemu zewnętrznego Exact</text:h>
      <text:p text:style-name="P21"><text:span text:style-name="T7">podkreślony tekst</text:span><text:tab/>odwołanie do innego przypadku użycia gdy tekst jest wyrażeniem czasownikowym, w przeciwnym wypadku jest to odwołanie do formatu danych z punktu "Wymagania wobec danych"</text:p>
      <text:p text:style-name="P23"/>
      <text:p text:style-name="P32"><text:span text:style-name="T10">Zakres<text:tab/></text:span><text:span text:style-name="T47">Witryna ( Panel )</text:span></text:p>
      <text:p text:style-name="P32"><text:span text:style-name="T10">Poziom<text:tab/></text:span>Cel użytkownika</text:p>
      <text:p text:style-name="P28">Uczestnicy i interesy</text:p>
      <text:p text:style-name="P33"><text:s/>operator systemu:<text:tab/><text:span text:style-name="T47">aktualizacja danych, zachowanie spójności z systemem zewnętrznym.</text:span></text:p>
      <text:p text:style-name="P34"><text:span text:style-name="T10">Aktor główny<text:tab/></text:span>operator systemu</text:p>
      <text:p text:style-name="P32"><text:span text:style-name="T10">Warunek początkowy<text:tab/></text:span><text:span text:style-name="T48">brak</text:span></text:p>
      <text:p text:style-name="P32"><text:span text:style-name="T10">Wyzwalacz<text:tab/>- </text:span><text:span text:style-name="T55">przed przygotowaniem nowego wydania, <text:line-break/>- po zgłoszeniu problemu z produktem </text:span><text:span text:style-name="T56">przez użytkowników</text:span><text:span text:style-name="T55">. </text:span></text:p>
      <text:p text:style-name="P28">Scenariusz</text:p>
      <text:list xml:id="list1264419468" text:style-name="L1">
        <text:list-item>
          <text:p text:style-name="P130">opeartow uruchamia funkcję systemu „aktualizuj kody”</text:p>
        </text:list-item>
        <text:list-item>
          <text:p text:style-name="P130">opeartow uruchamia funkcję systemu „aktualizuj kategorie”</text:p>
        </text:list-item>
        <text:list-item>
          <text:p text:style-name="P130">opeartow uruchamia funkcję systemu „aktualizuj przypisanie kategorii”</text:p>
        </text:list-item>
      </text:list>
      <text:p text:style-name="P28">Rozszerzenia</text:p>
      <text:p text:style-name="P42">1a.<text:tab/>Awaria: <text:span text:style-name="T49">brak połaczenia z systemem Exact</text:span></text:p>
      <text:p text:style-name="P28">Reguły biznesowe</text:p>
      <text:p text:style-name="P105"><text:span text:style-name="T49">brak.</text:span><text:span text:style-name="T50"><text:tab/></text:span></text:p>
      <text:p text:style-name="P131"/>
      <text:p text:style-name="P27"/>
      <text:h text:style-name="P126" text:outline-level="3"><text:span text:style-name="T51">Załadowanie</text:span> cen do wydania</text:h>
      <text:p text:style-name="P29"/>
      <text:p text:style-name="P35"><text:span text:style-name="T10">Zakres<text:tab/></text:span><text:span text:style-name="T47">Witryna ( Panel )</text:span></text:p>
      <text:p text:style-name="P32"><text:span text:style-name="T10">Poziom<text:tab/></text:span>Cel użytkownika</text:p>
      <text:p text:style-name="P28">Uczestnicy i interesy</text:p>
      <text:p text:style-name="P36">operator systemu:<text:tab/><text:span text:style-name="T51">Załadowanie do bazy cen produktów do wydania.</text:span></text:p>
      <text:p text:style-name="P37"><text:span text:style-name="T10">Aktor główny<text:tab/></text:span>operator systemu</text:p>
      <text:p text:style-name="P32"><text:span text:style-name="T10">Warunek początkowy<text:tab/></text:span><text:span text:style-name="T18">istnienie wydania</text:span></text:p>
      <text:p text:style-name="P32"><text:span text:style-name="T10">Wyzwalacz<text:tab/></text:span><text:span text:style-name="T53">Przesłanie przez Handlowca listy cen do operatora.</text:span></text:p>
      <text:p text:style-name="P28">Scenariusz</text:p>
      <text:list xml:id="list3039204345" text:style-name="L2">
        <text:list-item>
          <text:p text:style-name="P132">operator systemu <text:span text:style-name="T52">tworzy nowe wydanie.</text:span></text:p>
        </text:list-item>
      </text:list>
      <text:list xml:id="list235648766243540" text:continue-list="list3821789478" text:style-name="WWNum4">
        <text:list-header>
          <text:p text:style-name="P133"><text:span text:style-name="T52">2. <text:s/></text:span>operator systemu <text:span text:style-name="T52">przesyła listę cen do </text:span><text:span text:style-name="T54">nowego</text:span><text:span text:style-name="T52"> wydania.</text:span></text:p>
        </text:list-header>
      </text:list>
      <text:p text:style-name="P28">Rozszerzenia</text:p>
      <text:p text:style-name="P42">1a.<text:tab/>Awaria: <text:span text:style-name="T54">błąd w dostarczonym pliku z cenami.</text:span></text:p>
      <text:p text:style-name="P108">1b. Awaria: brak dostępu do aplikacji/bazy.</text:p>
      <text:p text:style-name="P28">Reguły biznesowe</text:p>
      <text:p text:style-name="P44"><text:span text:style-name="T14">1.<text:tab/></text:span><text:span text:style-name="T19">brak</text:span></text:p>
      <text:p text:style-name="P27"/>
      <text:h text:style-name="P127" text:outline-level="3"><text:bookmark-start text:name="_Toc16233493012"/><text:span text:style-name="T57">P</text:span><text:bookmark-end text:name="_Toc16233493012"/><text:span text:style-name="T57">obranie danych</text:span></text:h>
      <text:p text:style-name="P24"/>
      <text:p text:style-name="P32"><text:span text:style-name="T10">Zakres<text:tab/></text:span><text:span text:style-name="T57">komunikacja sieciowa</text:span></text:p>
      <text:p text:style-name="P32"><text:span text:style-name="T10">Poziom<text:tab/></text:span>Cel użytkownika</text:p>
      <text:p text:style-name="P28">Uczestnicy i interesy</text:p>
      <text:p text:style-name="P33"><text:s/>operator systemu:<text:tab/><text:span text:style-name="T57">Przygotowanie nowego zeszytu.</text:span></text:p>
      <text:p text:style-name="P32"><text:span text:style-name="T10">Aktor główny<text:tab/></text:span><text:span text:style-name="T57">operator systemu.</text:span></text:p>
      <text:p text:style-name="P32"><text:span text:style-name="T10">Warunek początkowy<text:tab/>- </text:span><text:span text:style-name="T57">istnienie wydania, <text:line-break/>- przypisane ceny do wydania,</text:span></text:p>
      <text:p text:style-name="P38"><text:span text:style-name="T10">Wyzwalacz<text:tab/></text:span><text:span text:style-name="T58">pomyślne u</text:span><text:span text:style-name="T57">kończenie </text:span><text:span text:style-name="T8">Załadowanie</text:span><text:span text:style-name="T9"> cen do wydania.</text:span></text:p>
      <text:p text:style-name="P28">Scenariusz</text:p>
      <text:list xml:id="list2203550746" text:style-name="L3">
        <text:list-item>
          <text:p text:style-name="P134"><text:s/>operator systemu <text:span text:style-name="T59">uruchamia skrypt w programie do składu</text:span></text:p>
        </text:list-item>
        <text:list-item>
          <text:p text:style-name="P135">skrypt pobiera dane z bazy przesyłając jako parametr <text:line-break/><text:span text:style-name="T7">numer_wydania</text:span> oraz<text:span text:style-name="T7"> kod języka</text:span>.</text:p>
        </text:list-item>
      </text:list>
      <text:p text:style-name="P28">Rozszerzenia</text:p>
      <text:p text:style-name="P42">1a.<text:tab/>Awaria: <text:span text:style-name="T60">bład komunikacji.</text:span></text:p>
      <text:p text:style-name="P28">Reguły biznesowe</text:p>
      <text:p text:style-name="P106">1. brak</text:p>
      <text:h text:style-name="P128" text:outline-level="3"><text:bookmark-start text:name="_Toc16233493013"/>E<text:bookmark-end text:name="_Toc16233493013"/>dycja danych</text:h>
      <text:p text:style-name="P29"/>
      <text:p text:style-name="P32"><text:span text:style-name="T10">Zakres<text:tab/></text:span><text:span text:style-name="T61">Witryna ( Panel )</text:span></text:p>
      <text:p text:style-name="P32"><text:span text:style-name="T10">Poziom<text:tab/></text:span>Cel użytkownika</text:p>
      <text:p text:style-name="P28">Uczestnicy i interesy</text:p>
      <text:p text:style-name="P39">- <text:span text:style-name="T61">T</text:span>echniczni</text:p>
      <text:p text:style-name="P40">- <text:span text:style-name="T65">Redaktorzy</text:span></text:p>
      <text:p text:style-name="P39">- <text:span text:style-name="T65">Tłumacze</text:span><text:tab/>[<text:span text:style-name="T65">Edytują dane zależnie od posiadanych kompetencji, <text:line-break/>lub wprowadzają przekazane im poprawki.</text:span></text:p>
      <text:p text:style-name="P32"><text:span text:style-name="T10">Aktor główny<text:tab/></text:span><text:span text:style-name="T65">Techniczni, Redaktorzy, Tłumacze.</text:span></text:p>
      <text:p text:style-name="P32"><text:span text:style-name="T10">Warunek początkowy<text:tab/></text:span><text:span text:style-name="T65">brak.</text:span></text:p>
      <text:p text:style-name="P32"><text:span text:style-name="T10">Wyzwalacz<text:tab/></text:span><text:span text:style-name="T65">brak.</text:span></text:p>
      <text:p text:style-name="P28">Scenariusz</text:p>
      <text:list xml:id="list177028796" text:style-name="L4">
        <text:list-item>
          <text:p text:style-name="P136">Aktor <text:span text:style-name="T65">wyszukuje produkt:<text:line-break/> a) klikając w pliku PDF w obrazek produktu,<text:line-break/> b) wyszukując produkt w panelu.</text:span></text:p>
        </text:list-item>
        <text:list-item>
          <text:p text:style-name="P137">poprawia dane produktu w bazie.</text:p>
        </text:list-item>
      </text:list>
      <text:p text:style-name="P28">Rozszerzenia</text:p>
      <text:p text:style-name="P110">brak</text:p>
      <text:p text:style-name="P28">Reguły biznesowe</text:p>
      <text:p text:style-name="P107"><text:span text:style-name="T66">b</text:span><text:span text:style-name="T67">rak</text:span></text:p>
      <text:h text:style-name="P124" text:outline-level="3"><text:bookmark-start text:name="_Toc162334932"/><text:bookmark-start text:name="_Toc97699572"/>Wymagania wobec danych<text:bookmark-end text:name="_Toc162334932"/><text:bookmark-end text:name="_Toc97699572"/></text:h>
      <text:p text:style-name="P55"/>
      <text:p text:style-name="Standard">Kursywą zaznaczono dane opcjonalne</text:p>
      <text:p text:style-name="Standard">- <text:span text:style-name="T17">baza ma zapewniać sprawne wyszukiwanie informacji </text:span></text:p>
      <text:p text:style-name="Standard"><text:bookmark text:name="_Toc97699581"/></text:p>
      <text:h text:style-name="P115" text:outline-level="1"><text:bookmark-start text:name="_Toc162334933"/>Wymagania niefunkcjonalne<text:bookmark-end text:name="_Toc162334933"/></text:h>
      <text:p text:style-name="P6"/>
      <text:p text:style-name="P49"/>
      <text:p text:style-name="P50">- Odporność na uszkodzenia</text:p>
      <text:p text:style-name="P49">- Trwałość informacj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591cm" fo:margin-right="0cm" fo:margin-top="0cm" fo:margin-bottom="0.212cm" style:contextual-spacing="false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next-style-name="Standard" style:auto-update="true" style:default-outline-level="1" style:class="text">
      <style:paragraph-properties fo:margin-left="0.63cm" fo:margin-right="0cm" fo:margin-top="0.423cm" fo:margin-bottom="0cm" style:contextual-spacing="false" fo:text-align="start" style:justify-single-word="false" fo:orphans="2" fo:widows="2" fo:text-indent="-0.63cm" style:auto-text-indent="false" style:writing-mode="lr-tb">
        <style:tab-stops>
          <style:tab-stop style:position="1.588cm"/>
        </style:tab-stops>
      </style:paragraph-properties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 style:font-size-complex="20pt" style:font-style-complex="italic" style:font-weight-complex="bold"/>
    </style:style>
    <style:style style:name="Heading_20_2" style:display-name="Heading 2" style:family="paragraph" style:next-style-name="Standard" style:default-outline-level="2" style:class="text">
      <style:paragraph-properties fo:margin-top="0.423cm" fo:margin-bottom="0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 style:font-style-complex="italic" style:font-weight-complex="bold"/>
    </style:style>
    <style:style style:name="Heading_20_3" style:display-name="Heading 3" style:family="paragraph" style:next-style-name="Standard" style:default-outline-level="3" style:class="text">
      <style:paragraph-properties fo:margin-left="0cm" fo:margin-right="0cm" fo:margin-top="0.212cm" fo:margin-bottom="0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588cm"/>
        </style:tab-stops>
      </style:paragraph-properties>
      <style:text-properties fo:font-size="14pt" style:font-size-asian="14pt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default-outline-level="1" style:list-style-name="" style:class="chapter">
      <style:paragraph-properties fo:margin-top="8.467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24pt" fo:font-weight="bold" style:letter-kerning="tru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Contents_20_1" style:display-name="Contents 1" style:family="paragraph" style:next-style-name="Standard" style:auto-update="true" style:default-outline-level="" style:class="index">
      <style:paragraph-properties fo:margin-left="3.175cm" fo:margin-right="0cm" fo:margin-top="0.847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2" style:display-name="Contents 2" style:family="paragraph" style:next-style-name="Standard" style:auto-update="true" style:default-outline-level="" style:class="index">
      <style:paragraph-properties fo:margin-left="3.175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fo:font-weight="bold" style:font-size-asian="12pt" style:font-weight-asian="bold" style:font-size-complex="11pt" style:font-weight-complex="bold"/>
    </style:style>
    <style:style style:name="Contents_20_3" style:display-name="Contents 3" style:family="paragraph" style:next-style-name="Standard" style:auto-update="true" style:default-outline-level="" style:class="index">
      <style:paragraph-properties fo:margin-left="3.493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style:font-size-asian="12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Definition" style:family="paragraph" style:parent-style-name="Terms" style:default-outline-level="">
      <style:text-properties fo:font-weight="normal" style:font-weight-asian="normal"/>
    </style:style>
    <style:style style:name="Picture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Terms" style:family="paragraph" style:parent-style-name="Standard" style:default-outline-level="">
      <style:paragraph-properties fo:margin-left="7.622cm" fo:margin-right="0cm" fo:text-indent="-6.371cm" style:auto-text-indent="false"/>
      <style:text-properties fo:font-weight="bold" style:font-weight-asian="bold" style:font-size-complex="10pt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Listing" style:family="paragraph" style:parent-style-name="Standard" style:default-outline-level="">
      <style:paragraph-properties fo:margin-left="1.588cm" fo:margin-right="0cm" fo:text-indent="0cm" style:auto-text-indent="false"/>
      <style:text-properties style:font-name="Courier New" fo:font-family="'Courier New'" style:font-family-generic="roman" style:font-pitch="variable" fo:font-size="8pt" style:font-size-asian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next-style-name="Standard" style:default-outline-level="" style:class="chapter">
      <style:paragraph-properties fo:margin-top="0.212cm" fo:margin-bottom="0.106cm" style:contextual-spacing="false" fo:text-align="center" style:justify-single-word="false" fo:orphans="2" fo:widows="2" style:writing-mode="lr-tb"/>
      <style:text-properties fo:font-size="14pt" style:font-size-asian="14pt" style:font-size-complex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Std_20_1" style:display-name="Std 1" style:family="paragraph" style:parent-style-name="Heading_20_2" style:default-outline-level="" style:list-style-name="">
      <style:paragraph-properties fo:margin-top="0.847cm" fo:margin-bottom="0cm" style:contextual-spacing="false"/>
      <style:text-properties style:font-name="Times New Roman" fo:font-family="'Times New Roman'" style:font-family-generic="roman" style:font-pitch="variable" fo:font-size="12pt" fo:language="en" fo:country="GB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Logo" style:family="paragraph" style:auto-update="true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2.858cm"/>
          <style:tab-stop style:position="15.875cm" style:type="right"/>
        </style:tab-stops>
      </style:paragraph-properties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1.591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 style:default-outline-level="">
      <style:paragraph-properties fo:margin-top="0cm" fo:margin-bottom="0cm" style:contextual-spacing="false" fo:line-height="120%" fo:text-align="start" style:justify-single-word="false" fo:hyphenation-ladder-count="no-limit" style:vertical-align="middle" style:writing-mode="lr-tb"/>
      <style:text-properties fo:color="#000000" loext:opacity="100%" style:text-line-through-style="none" style:text-line-through-type="none" style:font-name="Minion Pro" fo:font-family="'Minion Pro'" style:font-family-generic="roman" style:font-pitch="variable" fo:font-size="12pt" fo:letter-spacing="normal" fo:language="en" fo:country="GB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Paragraph_20_Style_20_1" style:display-name="Paragraph Style 1" style:family="paragraph" style:parent-style-name="_5b_No_20_Paragraph_20_Style_5d_" style:default-outline-level="">
      <style:paragraph-properties fo:margin-left="0cm" fo:margin-right="0cm" fo:text-align="justify" style:justify-single-word="false" fo:text-indent="0.499cm" style:auto-text-indent="false"/>
    </style:style>
    <style:style style:name="kropka" style:family="paragraph" style:parent-style-name="Paragraph_20_Style_20_1" style:default-outline-level="">
      <style:paragraph-properties fo:margin-left="0.9cm" fo:margin-right="0cm" fo:text-align="justify" style:justify-single-word="false" fo:text-indent="-0.4cm" style:auto-text-indent="false"/>
      <style:text-properties fo:letter-spacing="-0.004cm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ytuł_20_Znak" style:display-name="Tytuł Znak" style:family="text" style:parent-style-name="Default_20_Paragraph_20_Font">
      <style:text-properties style:font-name="Arial" fo:font-family="Arial" style:font-family-generic="roman" style:font-pitch="variable" fo:font-size="24pt" fo:language="pl" fo:country="PL" fo:font-weight="bold" style:letter-kerning="true" style:font-size-asian="24pt" style:language-asian="pl" style:country-asian="PL" style:font-weight-asian="bold" style:font-name-complex="Arial1" style:font-family-complex="Arial" style:font-family-generic-complex="system" style:font-pitch-complex="variable" style:font-size-complex="24pt" style:language-complex="ar" style:country-complex="SA" style:font-weight-complex="bold"/>
    </style:style>
    <style:style style:name="Caption_20_Gray" style:display-name="Caption Gray" style:family="text" style:parent-style-name="Default_20_Paragraph_20_Font">
      <style:text-properties fo:color="#999999" loext:opacity="100%"/>
    </style:style>
    <style:style style:name="Podtytuł_20_Znak" style:display-name="Podtytuł Znak" style:family="text" style:parent-style-name="Default_20_Paragraph_20_Font">
      <style:text-properties fo:font-size="14pt" fo:language="pl" fo:country="PL" style:font-size-asian="14pt" style:language-asian="pl" style:country-asian="PL" style:font-size-complex="14pt" style:language-complex="ar" style:country-complex="SA"/>
    </style:style>
    <style:style style:name="Picture_20_Char" style:display-name="Picture Char" style:family="text" style:parent-style-name="Default_20_Paragraph_20_Font">
      <style:text-properties fo:font-size="12pt" fo:language="pl" fo:country="PL" style:font-size-asian="12pt" style:language-asian="pl" style:country-asian="PL" style:font-size-complex="12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" style:display-name="ListLabel 2" style:family="text">
      <style:text-properties fo:font-size="12pt" style:font-size-asian="12pt"/>
    </style:style>
    <style:style style:name="ListLabel_20_3" style:display-name="ListLabel 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" style:display-name="ListLabel 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" style:display-name="ListLabel 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" style:display-name="ListLabel 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" style:display-name="ListLabel 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outline-level-style>
      <text:outline-level-style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Numbered_20_Left_3a__20__20_159_20_cm_20_Hanging_3a__20__20_063_20_cm" style:display-name="Style Numbered Left:  159 cm Hanging:  063 cm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MP2" style:family="paragraph">
      <loext:graphic-properties draw:fill="solid" draw:fill-color="#ffffff"/>
      <style:paragraph-properties fo:text-align="center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fo:language="en" fo:country="US"/>
    </style:style>
    <style:style style:name="Mgr1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char" draw:z-index="16" draw:name="Shape1" draw:style-name="Mgr1" draw:text-style-name="MP2" svg:x1="-0.222cm" svg:y1="-0.023cm" svg:x2="16.193cm" svg:y2="-0.023cm"><text:p/></draw:line><text:span text:style-name="MT1"><text:page-number text:select-page="current">18</text:page-number></text:span><text:span text:style-name="MT2"><text:s/>/ </text:span><text:span text:style-name="MT2"><text:page-count>18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zablon dokumentacji</dc:title>
    <meta:initial-creator>wlodek</meta:initial-creator>
    <meta:editing-cycles>222</meta:editing-cycles>
    <meta:print-date>2022-12-16T23:55:05.237000000</meta:print-date>
    <meta:creation-date>2010-02-08T17:45:00</meta:creation-date>
    <dc:date>2022-12-16T23:52:12.790000000</dc:date>
    <meta:editing-duration>PT10H49M55S</meta:editing-duration>
    <meta:generator>LibreOffice/7.2.4.1$Windows_X86_64 LibreOffice_project/27d75539669ac387bb498e35313b970b7fe9c4f9</meta:generator>
    <meta:document-statistic meta:table-count="5" meta:image-count="0" meta:object-count="0" meta:page-count="18" meta:paragraph-count="236" meta:word-count="1634" meta:character-count="11973" meta:non-whitespace-character-count="10519"/>
    <meta:user-defined meta:name="AppVersion">12.0000</meta:user-defined>
    <meta:user-defined meta:name="Company">PJWSTK</meta:user-defined>
    <meta:user-defined meta:name="GUID">{20040514-0114-50E7-9FFB-CA6E0078E839}</meta:user-defined>
    <meta:user-defined meta:name="Owner">14</meta:user-defined>
    <meta:user-defined meta:name="Status" meta:value-type="string">Ready for review</meta:user-defined>
    <meta:template xlink:type="simple" xlink:actuate="onRequest" xlink:title="Normal.dotm" xlink:href=""/>
  </office:meta>
</office:document-meta>
</file>